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ela4" style:family="table">
      <style:table-properties style:width="16.806cm" table:align="margins"/>
    </style:style>
    <style:style style:name="Tabela4.A" style:family="table-column">
      <style:table-column-properties style:column-width="16.806cm" style:rel-column-width="65535*"/>
    </style:style>
    <style:style style:name="Tabela4.A1" style:family="table-cell">
      <style:table-cell-properties fo:padding="0.097cm" fo:border="0.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5.A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832ec" officeooo:paragraph-rsid="000832ec"/>
    </style:style>
    <style:style style:name="P2" style:family="paragraph" style:parent-style-name="Standard">
      <style:text-properties officeooo:rsid="00091d04" officeooo:paragraph-rsid="00091d04"/>
    </style:style>
    <style:style style:name="P3" style:family="paragraph" style:parent-style-name="Standard">
      <style:text-properties fo:font-style="italic" officeooo:rsid="0009b4f2" officeooo:paragraph-rsid="0009b4f2" style:font-style-asian="italic" style:font-style-complex="italic"/>
    </style:style>
    <style:style style:name="P4" style:family="paragraph" style:parent-style-name="Standard">
      <style:text-properties fo:font-style="normal" officeooo:rsid="0009b4f2" officeooo:paragraph-rsid="0009b4f2" style:font-style-asian="normal" style:font-style-complex="normal"/>
    </style:style>
    <style:style style:name="P5" style:family="paragraph" style:parent-style-name="Standard">
      <style:text-properties fo:font-style="normal" officeooo:rsid="000b68ce" officeooo:paragraph-rsid="000b68ce" style:font-style-asian="normal" style:font-style-complex="normal"/>
    </style:style>
    <style:style style:name="P6" style:family="paragraph" style:parent-style-name="Standard">
      <style:text-properties fo:font-style="normal" officeooo:rsid="000e52c5" officeooo:paragraph-rsid="000e52c5" style:font-style-asian="normal" style:font-style-complex="normal"/>
    </style:style>
    <style:style style:name="P7" style:family="paragraph" style:parent-style-name="Standard">
      <style:text-properties style:use-window-font-color="true" style:font-name="Liberation Serif1" fo:font-style="normal" style:text-underline-style="solid" style:text-underline-width="auto" style:text-underline-color="font-color" fo:font-weight="bold" officeooo:rsid="001c3e38" officeooo:paragraph-rsid="001c3e38" style:font-style-asian="normal" style:font-weight-asian="bold" style:font-style-complex="normal" style:font-weight-complex="bold"/>
    </style:style>
    <style:style style:name="P8" style:family="paragraph" style:parent-style-name="Standard">
      <style:text-properties style:use-window-font-color="true" style:font-name="Liberation Serif1" fo:font-style="normal" fo:font-weight="normal" officeooo:rsid="0010e07a" officeooo:paragraph-rsid="0010e07a" style:font-style-asian="normal" style:font-weight-asian="normal" style:font-style-complex="normal" style:font-weight-complex="normal"/>
    </style:style>
    <style:style style:name="P9" style:family="paragraph" style:parent-style-name="Standard">
      <style:text-properties style:use-window-font-color="true" style:font-name="Liberation Serif1" fo:font-style="normal" fo:font-weight="normal" officeooo:rsid="0011cf73" officeooo:paragraph-rsid="0011cf73" style:font-style-asian="normal" style:font-weight-asian="normal" style:font-style-complex="normal" style:font-weight-complex="normal"/>
    </style:style>
    <style:style style:name="P10" style:family="paragraph" style:parent-style-name="Standard">
      <style:text-properties style:use-window-font-color="true" style:font-name="Liberation Serif1" fo:font-style="normal" fo:font-weight="normal" officeooo:rsid="0012774e" officeooo:paragraph-rsid="0012774e" style:font-style-asian="normal" style:font-weight-asian="normal" style:font-style-complex="normal" style:font-weight-complex="normal"/>
    </style:style>
    <style:style style:name="P11" style:family="paragraph" style:parent-style-name="Standard">
      <style:text-properties style:use-window-font-color="true" style:font-name="Liberation Serif1" fo:font-style="normal" fo:font-weight="normal" officeooo:rsid="0012d88c" officeooo:paragraph-rsid="0012d88c" style:font-style-asian="normal" style:font-weight-asian="normal" style:font-style-complex="normal" style:font-weight-complex="normal"/>
    </style:style>
    <style:style style:name="P12" style:family="paragraph" style:parent-style-name="Standard">
      <style:text-properties style:use-window-font-color="true" style:font-name="Liberation Serif1" fo:font-style="normal" style:text-underline-style="none" fo:font-weight="normal" officeooo:rsid="00141acf" officeooo:paragraph-rsid="00141acf" style:font-style-asian="normal" style:font-weight-asian="normal" style:font-style-complex="normal" style:font-weight-complex="normal"/>
    </style:style>
    <style:style style:name="P13" style:family="paragraph" style:parent-style-name="Standard">
      <style:text-properties style:use-window-font-color="true" style:font-name="Liberation Serif1" fo:font-style="normal" style:text-underline-style="none" fo:font-weight="normal" officeooo:rsid="00173b8d" officeooo:paragraph-rsid="00173b8d" style:font-style-asian="normal" style:font-weight-asian="normal" style:font-style-complex="normal" style:font-weight-complex="normal"/>
    </style:style>
    <style:style style:name="P14" style:family="paragraph" style:parent-style-name="Standard">
      <style:text-properties style:use-window-font-color="true" style:font-name="Liberation Serif1" fo:font-style="normal" style:text-underline-style="none" fo:font-weight="normal" officeooo:rsid="001c3e38" officeooo:paragraph-rsid="001c3e38" style:font-style-asian="normal" style:font-weight-asian="normal" style:font-style-complex="normal" style:font-weight-complex="normal"/>
    </style:style>
    <style:style style:name="P15" style:family="paragraph" style:parent-style-name="Standard">
      <style:text-properties style:use-window-font-color="true" style:font-name="Liberation Serif1" fo:font-style="normal" style:text-underline-style="none" fo:font-weight="normal" officeooo:rsid="001b7f6d" officeooo:paragraph-rsid="001b7f6d" style:font-style-asian="normal" style:font-weight-asian="normal" style:font-style-complex="normal" style:font-weight-complex="normal"/>
    </style:style>
    <style:style style:name="P16" style:family="paragraph" style:parent-style-name="Standard">
      <style:text-properties style:use-window-font-color="true" style:font-name="Liberation Serif1" fo:font-style="normal" style:text-underline-style="none" fo:font-weight="normal" officeooo:rsid="001e9640" officeooo:paragraph-rsid="001e9640" style:font-style-asian="normal" style:font-weight-asian="normal" style:font-style-complex="normal" style:font-weight-complex="normal"/>
    </style:style>
    <style:style style:name="P17" style:family="paragraph" style:parent-style-name="Standard">
      <style:text-properties style:use-window-font-color="true" style:font-name="Liberation Serif1" fo:font-style="normal" style:text-underline-style="none" fo:font-weight="normal" officeooo:rsid="0020338a" officeooo:paragraph-rsid="0020338a" style:font-style-asian="normal" style:font-weight-asian="normal" style:font-style-complex="normal" style:font-weight-complex="normal"/>
    </style:style>
    <style:style style:name="P18" style:family="paragraph" style:parent-style-name="Standard">
      <style:text-properties style:use-window-font-color="true" style:font-name="Liberation Serif1" fo:font-style="normal" style:text-underline-style="none" fo:font-weight="normal" officeooo:rsid="00251a47" officeooo:paragraph-rsid="00251a47" style:font-style-asian="normal" style:font-weight-asian="normal" style:font-style-complex="normal" style:font-weight-complex="normal"/>
    </style:style>
    <style:style style:name="P19" style:family="paragraph" style:parent-style-name="Standard">
      <style:text-properties style:use-window-font-color="true" style:font-name="Liberation Serif1" fo:font-style="normal" style:text-underline-style="none" fo:font-weight="normal" officeooo:rsid="00264bde" officeooo:paragraph-rsid="00264bde" style:font-style-asian="normal" style:font-weight-asian="normal" style:font-style-complex="normal" style:font-weight-complex="normal"/>
    </style:style>
    <style:style style:name="P20" style:family="paragraph" style:parent-style-name="Standard">
      <style:text-properties style:use-window-font-color="true" style:font-name="Liberation Serif1" fo:font-style="normal" style:text-underline-style="none" fo:font-weight="normal" officeooo:rsid="0027fc07" officeooo:paragraph-rsid="0027fc0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2e4c66" officeooo:paragraph-rsid="002e4c66"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2eb0d8" officeooo:paragraph-rsid="002eb0d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2fecc1" officeooo:paragraph-rsid="002fecc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6f6cf" officeooo:paragraph-rsid="0036f6cf"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7176b" officeooo:paragraph-rsid="0037176b"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7c819" officeooo:paragraph-rsid="0037c819"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style:use-window-font-color="true" style:font-name="Liberation Serif1" fo:font-style="normal" style:text-underline-style="none" fo:font-weight="normal" officeooo:rsid="00387220" officeooo:paragraph-rsid="0038722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9f870" officeooo:paragraph-rsid="0039f870"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style:use-window-font-color="true" style:font-name="Liberation Serif1" fo:font-style="normal" style:text-underline-style="none" fo:font-weight="normal" officeooo:rsid="003acaf2" officeooo:paragraph-rsid="003acaf2"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c16b5" officeooo:paragraph-rsid="003c16b5"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cea0d" officeooo:paragraph-rsid="003cea0d"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40a4ae" officeooo:paragraph-rsid="0040a4a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48d31a" officeooo:paragraph-rsid="0048d31a"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5cbfeb" officeooo:paragraph-rsid="005cbfeb"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use-window-font-color="true" style:font-name="Liberation Serif1" fo:font-style="normal" style:text-underline-style="none" fo:font-weight="bold" officeooo:rsid="0032f379" officeooo:paragraph-rsid="0032f379"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style:use-window-font-color="true" style:font-name="Liberation Serif1" fo:font-style="normal" style:text-underline-style="none" fo:font-weight="bold" officeooo:rsid="0036f6cf" officeooo:paragraph-rsid="0036f6cf"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use-window-font-color="true" style:font-name="Liberation Serif1" fo:font-style="normal" style:text-underline-style="none" fo:font-weight="bold" officeooo:rsid="0037c819" officeooo:paragraph-rsid="0037c819"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style:use-window-font-color="true" style:font-name="Liberation Serif1" fo:font-style="normal" style:text-underline-style="none" fo:font-weight="bold" officeooo:rsid="0039f870" officeooo:paragraph-rsid="0039f870" style:font-style-asian="normal" style:font-weight-asian="bold" style:font-style-complex="normal" style:font-weight-complex="bold"/>
    </style:style>
    <style:style style:name="P39" style:family="paragraph" style:parent-style-name="Standard">
      <style:paragraph-properties fo:text-align="center" style:justify-single-word="false"/>
      <style:text-properties style:use-window-font-color="true" style:font-name="Liberation Serif1" fo:font-style="normal" style:text-underline-style="none" fo:font-weight="bold" officeooo:rsid="003acaf2" officeooo:paragraph-rsid="003acaf2"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style:use-window-font-color="true" style:font-name="Liberation Serif1" fo:font-style="normal" style:text-underline-style="none" fo:font-weight="bold" officeooo:rsid="003c16b5" officeooo:paragraph-rsid="003c16b5"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style:use-window-font-color="true" style:font-name="Liberation Serif1" fo:font-style="normal" style:text-underline-style="none" fo:font-weight="bold" officeooo:rsid="0040a4ae" officeooo:paragraph-rsid="0040a4ae"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style:use-window-font-color="true" style:font-name="Liberation Serif1" fo:font-style="normal" style:text-underline-style="none" fo:font-weight="bold" officeooo:rsid="0048d31a" officeooo:paragraph-rsid="0048d31a"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style:use-window-font-color="true" style:font-name="Liberation Serif1" fo:font-style="normal" style:text-underline-style="none" fo:font-weight="bold" officeooo:rsid="0053d14f" officeooo:paragraph-rsid="0053d14f"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style:use-window-font-color="true" style:font-name="Liberation Serif1" fo:font-style="normal" style:text-underline-style="none" fo:font-weight="bold" officeooo:rsid="005cbfeb" officeooo:paragraph-rsid="005cbfeb" style:font-style-asian="normal" style:font-weight-asian="bold" style:font-style-complex="normal" style:font-weight-complex="bold"/>
    </style:style>
    <style:style style:name="P45" style:family="paragraph" style:parent-style-name="Standard">
      <style:text-properties style:use-window-font-color="true" style:font-name="Liberation Serif1" fo:font-style="italic" officeooo:rsid="0011cf73" officeooo:paragraph-rsid="0011cf73" style:font-style-asian="italic" style:font-style-complex="italic"/>
    </style:style>
    <style:style style:name="P46" style:family="paragraph" style:parent-style-name="Standard">
      <style:text-properties style:use-window-font-color="true" style:font-name="Liberation Serif1" fo:font-style="italic" officeooo:rsid="0012774e" officeooo:paragraph-rsid="0012774e" style:font-style-asian="italic" style:font-style-complex="italic"/>
    </style:style>
    <style:style style:name="P47" style:family="paragraph" style:parent-style-name="Standard">
      <style:text-properties style:use-window-font-color="true" style:font-name="Liberation Serif1" fo:font-style="italic" officeooo:rsid="0012d88c" officeooo:paragraph-rsid="0012d88c" style:font-style-asian="italic" style:font-style-complex="italic"/>
    </style:style>
    <style:style style:name="P48" style:family="paragraph" style:parent-style-name="Standard">
      <style:text-properties style:use-window-font-color="true" style:font-name="Liberation Serif1" fo:font-style="italic" fo:font-weight="normal" officeooo:rsid="00141acf" officeooo:paragraph-rsid="00141acf" style:font-style-asian="italic" style:font-weight-asian="normal" style:font-style-complex="italic" style:font-weight-complex="normal"/>
    </style:style>
    <style:style style:name="P49" style:family="paragraph" style:parent-style-name="Standard">
      <style:text-properties style:use-window-font-color="true" style:font-name="Liberation Serif1" fo:font-style="italic" style:text-underline-style="solid" style:text-underline-width="auto" style:text-underline-color="font-color" fo:font-weight="normal" officeooo:rsid="0015da49" officeooo:paragraph-rsid="0015da49" style:font-style-asian="italic" style:font-weight-asian="normal" style:font-style-complex="italic" style:font-weight-complex="normal"/>
    </style:style>
    <style:style style:name="P50" style:family="paragraph" style:parent-style-name="Standard">
      <style:text-properties style:use-window-font-color="true" style:font-name="Liberation Serif1" fo:font-style="italic" style:text-underline-style="solid" style:text-underline-width="auto" style:text-underline-color="font-color" fo:font-weight="bold" officeooo:rsid="0017d260" officeooo:paragraph-rsid="0017d260" style:font-style-asian="italic" style:font-weight-asian="bold" style:font-style-complex="italic" style:font-weight-complex="bold"/>
    </style:style>
    <style:style style:name="P51" style:family="paragraph" style:parent-style-name="Standard">
      <style:text-properties style:use-window-font-color="true" style:font-name="Liberation Serif1" fo:font-style="italic" style:text-underline-style="solid" style:text-underline-width="auto" style:text-underline-color="font-color" fo:font-weight="bold" officeooo:rsid="001e9640" officeooo:paragraph-rsid="001e9640" style:font-style-asian="italic" style:font-weight-asian="bold" style:font-style-complex="italic" style:font-weight-complex="bold"/>
    </style:style>
    <style:style style:name="P52" style:family="paragraph" style:parent-style-name="Standard">
      <style:text-properties style:use-window-font-color="true" style:font-name="Liberation Serif1" fo:font-style="italic" style:text-underline-style="solid" style:text-underline-width="auto" style:text-underline-color="font-color" fo:font-weight="bold" officeooo:rsid="0020338a" officeooo:paragraph-rsid="0020338a" style:font-style-asian="italic" style:font-weight-asian="bold" style:font-style-complex="italic" style:font-weight-complex="bold"/>
    </style:style>
    <style:style style:name="P53" style:family="paragraph" style:parent-style-name="Standard">
      <style:text-properties style:use-window-font-color="true" style:font-name="Liberation Serif1" fo:font-style="italic" style:text-underline-style="solid" style:text-underline-width="auto" style:text-underline-color="font-color" fo:font-weight="bold" officeooo:rsid="0021aded" officeooo:paragraph-rsid="0021aded" style:font-style-asian="italic" style:font-weight-asian="bold" style:font-style-complex="italic" style:font-weight-complex="bold"/>
    </style:style>
    <style:style style:name="P54" style:family="paragraph" style:parent-style-name="Standard">
      <style:text-properties style:use-window-font-color="true" style:font-name="Liberation Serif1" fo:font-style="italic" style:text-underline-style="solid" style:text-underline-width="auto" style:text-underline-color="font-color" fo:font-weight="bold" officeooo:rsid="00251a47" officeooo:paragraph-rsid="00251a47" style:font-style-asian="italic" style:font-weight-asian="bold" style:font-style-complex="italic" style:font-weight-complex="bold"/>
    </style:style>
    <style:style style:name="P55" style:family="paragraph" style:parent-style-name="Standard">
      <style:text-properties style:use-window-font-color="true" style:font-name="Liberation Serif1" fo:font-style="italic" style:text-underline-style="solid" style:text-underline-width="auto" style:text-underline-color="font-color" fo:font-weight="bold" officeooo:rsid="00264bde" officeooo:paragraph-rsid="00264bde" style:font-style-asian="italic" style:font-weight-asian="bold" style:font-style-complex="italic" style:font-weight-complex="bold"/>
    </style:style>
    <style:style style:name="P56" style:family="paragraph" style:parent-style-name="Standard">
      <style:text-properties style:use-window-font-color="true" style:font-name="Liberation Serif1" fo:font-style="italic" style:text-underline-style="solid" style:text-underline-width="auto" style:text-underline-color="font-color" fo:font-weight="bold" officeooo:rsid="0027fc07" officeooo:paragraph-rsid="0027fc07" style:font-style-asian="italic" style:font-weight-asian="bold" style:font-style-complex="italic" style:font-weight-complex="bold"/>
    </style:style>
    <style:style style:name="P57" style:family="paragraph" style:parent-style-name="Standard">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b9c7b" officeooo:paragraph-rsid="002b9c7b" style:font-style-asian="italic" style:font-weight-asian="bold" style:font-style-complex="italic" style:font-weight-complex="bold"/>
    </style:style>
    <style:style style:name="P58" style:family="paragraph" style:parent-style-name="Standard">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eb0d8" officeooo:paragraph-rsid="002eb0d8" style:font-style-asian="italic" style:font-weight-asian="bold" style:font-style-complex="italic" style:font-weight-complex="bold"/>
    </style:style>
    <style:style style:name="P59" style:family="paragraph" style:parent-style-name="Standard">
      <style:text-properties style:use-window-font-color="true" style:font-name="Liberation Serif1" fo:font-style="italic" style:text-underline-style="none" fo:font-weight="normal" officeooo:rsid="0017d260" officeooo:paragraph-rsid="0017d260"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style:use-window-font-color="true" style:font-name="Liberation Serif1" fo:font-style="italic" style:text-underline-style="none" fo:font-weight="normal" officeooo:rsid="0052a32d" officeooo:paragraph-rsid="0052a32d" style:font-style-asian="italic" style:font-weight-asian="normal" style:font-style-complex="italic" style:font-weight-complex="normal"/>
    </style:style>
    <style:style style:name="P61" style:family="paragraph" style:parent-style-name="Standard">
      <style:paragraph-properties fo:text-align="center" style:justify-single-word="false"/>
      <style:text-properties style:use-window-font-color="true" style:font-name="Nimbus Mono L" fo:font-style="normal" style:text-underline-style="none" fo:font-weight="normal" officeooo:rsid="0029d767" officeooo:paragraph-rsid="0029d767" style:font-style-asian="normal" style:font-weight-asian="normal" style:font-style-complex="normal" style:font-weight-complex="normal"/>
    </style:style>
    <style:style style:name="P62" style:family="paragraph" style:parent-style-name="Standard">
      <style:paragraph-properties fo:margin-left="1.251cm" fo:margin-right="0cm" fo:text-indent="0cm" style:auto-text-indent="false"/>
      <style:text-properties style:font-name="Nimbus Mono L" fo:font-style="normal" officeooo:rsid="000b68ce" officeooo:paragraph-rsid="000b68ce" style:font-style-asian="normal" style:font-style-complex="normal"/>
    </style:style>
    <style:style style:name="P63" style:family="paragraph" style:parent-style-name="Standard">
      <style:paragraph-properties fo:margin-left="1.251cm" fo:margin-right="0cm" fo:text-indent="0cm" style:auto-text-indent="false"/>
      <style:text-properties style:font-name="Nimbus Mono L" fo:font-style="normal" officeooo:rsid="000cc340" officeooo:paragraph-rsid="000cc340" style:font-style-asian="normal" style:font-style-complex="normal"/>
    </style:style>
    <style:style style:name="P64" style:family="paragraph" style:parent-style-name="Standard">
      <style:paragraph-properties fo:margin-left="1.251cm" fo:margin-right="0cm" fo:text-indent="0cm" style:auto-text-indent="false"/>
      <style:text-properties style:font-name="Nimbus Mono L" fo:font-style="normal" officeooo:rsid="000e52c5" officeooo:paragraph-rsid="000e52c5" style:font-style-asian="normal" style:font-style-complex="normal"/>
    </style:style>
    <style:style style:name="P65" style:family="paragraph" style:parent-style-name="Standard">
      <style:paragraph-properties fo:margin-left="1.251cm" fo:margin-right="0cm" fo:text-indent="0cm" style:auto-text-indent="false"/>
      <style:text-properties style:font-name="Nimbus Mono L" fo:font-style="normal" fo:font-weight="normal" officeooo:rsid="000e568d" officeooo:paragraph-rsid="000e568d" style:font-style-asian="normal" style:font-weight-asian="normal" style:font-style-complex="normal" style:font-weight-complex="normal"/>
    </style:style>
    <style:style style:name="P66" style:family="paragraph" style:parent-style-name="Standard">
      <style:paragraph-properties fo:margin-left="1.251cm" fo:margin-right="0cm" fo:text-indent="0cm" style:auto-text-indent="false"/>
      <style:text-properties fo:color="#ff0000" style:font-name="Nimbus Mono L" fo:font-style="normal" fo:font-weight="normal" officeooo:rsid="000e568d" officeooo:paragraph-rsid="000e568d" style:font-style-asian="normal" style:font-weight-asian="normal" style:font-style-complex="normal" style:font-weight-complex="normal"/>
    </style:style>
    <style:style style:name="P67" style:family="paragraph" style:parent-style-name="Standard">
      <style:paragraph-properties fo:margin-left="1.251cm" fo:margin-right="0cm" fo:text-indent="0cm" style:auto-text-indent="false"/>
      <style:text-properties fo:color="#0000ff" style:font-name="Nimbus Mono L" fo:font-style="normal" fo:font-weight="normal" officeooo:rsid="000e568d" officeooo:paragraph-rsid="000e568d" style:font-style-asian="normal" style:font-weight-asian="normal" style:font-style-complex="normal" style:font-weight-complex="normal"/>
    </style:style>
    <style:style style:name="P68" style:family="paragraph" style:parent-style-name="Standard">
      <style:paragraph-properties fo:margin-left="1.251cm" fo:margin-right="0cm" fo:text-indent="0cm" style:auto-text-indent="false"/>
      <style:text-properties style:use-window-font-color="true" style:font-name="Nimbus Mono L" fo:font-style="normal" style:text-underline-style="none" fo:font-weight="normal" officeooo:rsid="0017d260" officeooo:paragraph-rsid="0017d260" style:font-style-asian="normal" style:font-weight-asian="normal" style:font-style-complex="normal" style:font-weight-complex="normal"/>
    </style:style>
    <style:style style:name="P69"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normal" officeooo:rsid="004f3006" officeooo:paragraph-rsid="004f3006" style:font-style-asian="normal" style:font-weight-asian="normal" style:font-style-complex="normal" style:font-weight-complex="normal"/>
    </style:style>
    <style:style style:name="P70"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normal" officeooo:rsid="0053d14f" officeooo:paragraph-rsid="0053d14f" style:font-style-asian="normal" style:font-weight-asian="normal" style:font-style-complex="normal" style:font-weight-complex="normal"/>
    </style:style>
    <style:style style:name="P71"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normal" officeooo:rsid="00571397" officeooo:paragraph-rsid="00571397" style:font-style-asian="normal" style:font-weight-asian="normal" style:font-style-complex="normal" style:font-weight-complex="normal"/>
    </style:style>
    <style:style style:name="P72"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32f379" officeooo:paragraph-rsid="0032f379" style:font-style-asian="normal" style:font-weight-asian="bold" style:font-style-complex="normal" style:font-weight-complex="bold"/>
    </style:style>
    <style:style style:name="P73"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49faa9" officeooo:paragraph-rsid="0049faa9" style:font-style-asian="normal" style:font-weight-asian="bold" style:font-style-complex="normal" style:font-weight-complex="bold"/>
    </style:style>
    <style:style style:name="P74"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4f3006" officeooo:paragraph-rsid="004f3006" style:font-style-asian="normal" style:font-weight-asian="bold" style:font-style-complex="normal" style:font-weight-complex="bold"/>
    </style:style>
    <style:style style:name="P75"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53d14f" officeooo:paragraph-rsid="0053d14f" style:font-style-asian="normal" style:font-weight-asian="bold" style:font-style-complex="normal" style:font-weight-complex="bold"/>
    </style:style>
    <style:style style:name="P76"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571397" officeooo:paragraph-rsid="00571397" style:font-style-asian="normal" style:font-weight-asian="bold" style:font-style-complex="normal" style:font-weight-complex="bold"/>
    </style:style>
    <style:style style:name="P77" style:family="paragraph" style:parent-style-name="Standard">
      <style:paragraph-properties fo:margin-left="1.251cm" fo:margin-right="0cm" fo:text-align="start" style:justify-single-word="false" fo:text-indent="0cm" style:auto-text-indent="false"/>
      <style:text-properties style:use-window-font-color="true" style:font-name="Liberation Serif1" fo:font-style="normal" style:text-underline-style="none" fo:font-weight="normal" officeooo:rsid="0052a32d" officeooo:paragraph-rsid="0052a32d" style:font-style-asian="normal" style:font-weight-asian="normal" style:font-style-complex="normal" style:font-weight-complex="normal"/>
    </style:style>
    <style:style style:name="P78" style:family="paragraph" style:parent-style-name="Table_20_Contents">
      <style:paragraph-properties fo:margin-left="1.251cm" fo:margin-right="0cm" fo:text-align="start" style:justify-single-word="false" fo:text-indent="0cm" style:auto-text-indent="false"/>
      <style:text-properties style:font-name="Nimbus Mono L" fo:font-weight="bold" officeooo:rsid="00410060" officeooo:paragraph-rsid="00410060" style:font-weight-asian="bold" style:font-weight-complex="bold"/>
    </style:style>
    <style:style style:name="P79" style:family="paragraph" style:parent-style-name="Table_20_Contents">
      <style:paragraph-properties fo:margin-left="1.251cm" fo:margin-right="0cm" fo:text-align="start" style:justify-single-word="false" fo:text-indent="0cm" style:auto-text-indent="false"/>
      <style:text-properties style:font-name="Nimbus Mono L" fo:font-weight="bold" officeooo:rsid="00448a1e" officeooo:paragraph-rsid="00448a1e" style:font-weight-asian="bold" style:font-weight-complex="bold"/>
    </style:style>
    <style:style style:name="P80" style:family="paragraph" style:parent-style-name="Table_20_Contents">
      <style:paragraph-properties fo:margin-left="1.251cm" fo:margin-right="0cm" fo:text-align="start" style:justify-single-word="false" fo:text-indent="0cm" style:auto-text-indent="false"/>
      <style:text-properties style:font-name="Nimbus Mono L" fo:font-weight="normal" officeooo:rsid="00410060" officeooo:paragraph-rsid="00410060" style:font-weight-asian="normal" style:font-weight-complex="normal"/>
    </style:style>
    <style:style style:name="P81" style:family="paragraph" style:parent-style-name="Table_20_Contents">
      <style:paragraph-properties fo:margin-left="1.251cm" fo:margin-right="0cm" fo:text-align="start" style:justify-single-word="false" fo:text-indent="0cm" style:auto-text-indent="false"/>
      <style:text-properties style:font-name="Nimbus Mono L" fo:font-weight="normal" officeooo:rsid="00448a1e" officeooo:paragraph-rsid="00448a1e" style:font-weight-asian="normal" style:font-weight-complex="normal"/>
    </style:style>
    <style:style style:name="P82" style:family="paragraph" style:parent-style-name="Table_20_Contents">
      <style:paragraph-properties fo:margin-left="1.251cm" fo:margin-right="0cm" fo:text-align="start" style:justify-single-word="false" fo:text-indent="0cm" style:auto-text-indent="false"/>
      <style:text-properties style:font-name="Liberation Serif1" fo:font-weight="normal" officeooo:rsid="0043f29b" officeooo:paragraph-rsid="0043f29b" style:font-weight-asian="normal" style:font-weight-complex="normal"/>
    </style:style>
    <style:style style:name="P83" style:family="paragraph" style:parent-style-name="Standard">
      <style:paragraph-properties fo:margin-left="0cm" fo:margin-right="0cm" fo:text-indent="0cm" style:auto-text-indent="false"/>
      <style:text-properties style:font-name="Nimbus Mono L" fo:font-style="normal" officeooo:rsid="000cc340" officeooo:paragraph-rsid="000cc340" style:font-style-asian="normal" style:font-style-complex="normal"/>
    </style:style>
    <style:style style:name="P84" style:family="paragraph" style:parent-style-name="Standard">
      <style:paragraph-properties fo:margin-left="0cm" fo:margin-right="0cm" fo:text-indent="0cm" style:auto-text-indent="false"/>
      <style:text-properties style:font-name="Liberation Serif1" fo:font-style="normal" officeooo:rsid="000e568d" officeooo:paragraph-rsid="000e568d" style:font-style-asian="normal" style:font-style-complex="normal"/>
    </style:style>
    <style:style style:name="P85" style:family="paragraph" style:parent-style-name="Standard">
      <style:paragraph-properties fo:margin-left="0cm" fo:margin-right="0cm" fo:text-indent="0cm" style:auto-text-indent="false"/>
      <style:text-properties style:use-window-font-color="true" style:font-name="Liberation Serif1" fo:font-style="normal" officeooo:rsid="000f9e15" officeooo:paragraph-rsid="000f9e15" style:font-style-asian="normal" style:font-style-complex="normal"/>
    </style:style>
    <style:style style:name="P86" style:family="paragraph" style:parent-style-name="Standard">
      <style:paragraph-properties fo:margin-left="0cm" fo:margin-right="0cm" fo:text-indent="0cm" style:auto-text-indent="false"/>
      <style:text-properties style:use-window-font-color="true" style:font-name="Liberation Serif1" fo:font-style="normal" style:text-underline-style="solid" style:text-underline-width="auto" style:text-underline-color="font-color" fo:font-weight="bold" officeooo:rsid="0019a247" officeooo:paragraph-rsid="0019a247" style:font-style-asian="normal" style:font-weight-asian="bold" style:font-style-complex="normal" style:font-weight-complex="bold"/>
    </style:style>
    <style:style style:name="P87"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34bd52" officeooo:paragraph-rsid="0034bd52" style:font-style-asian="normal" style:font-weight-asian="bold" style:font-style-complex="normal" style:font-weight-complex="bold"/>
    </style:style>
    <style:style style:name="P88"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4f3006" officeooo:paragraph-rsid="004f3006" style:font-style-asian="normal" style:font-weight-asian="bold" style:font-style-complex="normal" style:font-weight-complex="bold"/>
    </style:style>
    <style:style style:name="P89"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0a8ba" officeooo:paragraph-rsid="0050a8ba" style:font-style-asian="normal" style:font-weight-asian="bold" style:font-style-complex="normal" style:font-weight-complex="bold"/>
    </style:style>
    <style:style style:name="P90"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24600" officeooo:paragraph-rsid="00524600" style:font-style-asian="normal" style:font-weight-asian="bold" style:font-style-complex="normal" style:font-weight-complex="bold"/>
    </style:style>
    <style:style style:name="P91"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2a32d" officeooo:paragraph-rsid="0052a32d" style:font-style-asian="normal" style:font-weight-asian="bold" style:font-style-complex="normal" style:font-weight-complex="bold"/>
    </style:style>
    <style:style style:name="P92"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62192" officeooo:paragraph-rsid="00562192" style:font-style-asian="normal" style:font-weight-asian="bold" style:font-style-complex="normal" style:font-weight-complex="bold"/>
    </style:style>
    <style:style style:name="P93"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34820c" officeooo:paragraph-rsid="0034820c" style:font-style-asian="normal" style:font-weight-asian="bold" style:font-style-complex="normal" style:font-weight-complex="bold"/>
    </style:style>
    <style:style style:name="P94"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ef27e" officeooo:paragraph-rsid="005ef27e" style:font-style-asian="normal" style:font-weight-asian="bold" style:font-style-complex="normal" style:font-weight-complex="bold"/>
    </style:style>
    <style:style style:name="P95"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32f379" officeooo:paragraph-rsid="0032f379" style:font-style-asian="normal" style:font-weight-asian="normal" style:font-style-complex="normal" style:font-weight-complex="normal"/>
    </style:style>
    <style:style style:name="P96"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34820c" officeooo:paragraph-rsid="0034820c" style:font-style-asian="normal" style:font-weight-asian="normal"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4f3006" officeooo:paragraph-rsid="004f3006" style:font-style-asian="normal" style:font-weight-asian="normal"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0a8ba" officeooo:paragraph-rsid="0050a8ba" style:font-style-asian="normal" style:font-weight-asian="normal" style:font-style-complex="normal" style:font-weight-complex="normal"/>
    </style:style>
    <style:style style:name="P99"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24600" officeooo:paragraph-rsid="00524600" style:font-style-asian="normal" style:font-weight-asian="normal"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62192" officeooo:paragraph-rsid="00562192" style:font-style-asian="normal" style:font-weight-asian="normal" style:font-style-complex="normal"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71397" officeooo:paragraph-rsid="00571397" style:font-style-asian="normal" style:font-weight-asian="normal" style:font-style-complex="normal" style:font-weight-complex="normal"/>
    </style:style>
    <style:style style:name="P102"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cbfeb" officeooo:paragraph-rsid="005cbfeb" style:font-style-asian="normal" style:font-weight-asian="normal" style:font-style-complex="normal" style:font-weight-complex="normal"/>
    </style:style>
    <style:style style:name="P103" style:family="paragraph" style:parent-style-name="Standard">
      <style:paragraph-properties fo:margin-left="0cm" fo:margin-right="0cm" fo:text-indent="0cm" style:auto-text-indent="false"/>
      <style:text-properties style:use-window-font-color="true" style:font-name="Nimbus Mono L" fo:font-style="normal" style:text-underline-style="none" fo:font-weight="normal" officeooo:rsid="0017d260" officeooo:paragraph-rsid="0017d260" style:font-style-asian="normal" style:font-weight-asian="normal" style:font-style-complex="normal"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style:use-window-font-color="true" style:font-name="Nimbus Mono L" fo:font-style="normal" style:text-underline-style="none" fo:font-weight="normal" officeooo:rsid="0049faa9" officeooo:paragraph-rsid="0049faa9" style:font-style-asian="normal" style:font-weight-asian="normal" style:font-style-complex="normal"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style:use-window-font-color="true" style:font-name="Nimbus Mono L" fo:font-style="normal" style:text-underline-style="none" fo:font-weight="normal" officeooo:rsid="0053d14f" officeooo:paragraph-rsid="0053d14f" style:font-style-asian="normal" style:font-weight-asian="normal" style:font-style-complex="normal"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style:use-window-font-color="true" style:font-name="Nimbus Mono L" fo:font-style="normal" style:text-underline-style="none" fo:font-weight="normal" officeooo:rsid="00571397" officeooo:paragraph-rsid="00571397" style:font-style-asian="normal" style:font-weight-asian="normal" style:font-style-complex="normal" style:font-weight-complex="normal"/>
    </style:style>
    <style:style style:name="P107" style:family="paragraph" style:parent-style-name="Table_20_Contents">
      <style:paragraph-properties fo:margin-left="0cm" fo:margin-right="0cm" fo:text-align="start" style:justify-single-word="false" fo:text-indent="0cm" style:auto-text-indent="false"/>
      <style:text-properties style:font-name="Liberation Serif1" fo:font-weight="bold" officeooo:rsid="0043f29b" officeooo:paragraph-rsid="0043f29b" style:font-weight-asian="bold" style:font-weight-complex="bold"/>
    </style:style>
    <style:style style:name="P108" style:family="paragraph" style:parent-style-name="Table_20_Contents">
      <style:paragraph-properties fo:margin-left="0cm" fo:margin-right="0cm" fo:text-align="start" style:justify-single-word="false" fo:text-indent="0cm" style:auto-text-indent="false"/>
      <style:text-properties style:font-name="Liberation Serif1" fo:font-weight="bold" officeooo:rsid="00448a1e" officeooo:paragraph-rsid="00448a1e" style:font-weight-asian="bold" style:font-weight-complex="bold"/>
    </style:style>
    <style:style style:name="P109" style:family="paragraph" style:parent-style-name="Table_20_Contents">
      <style:text-properties fo:color="#ff0000" style:font-name="Liberation Serif1" fo:font-style="italic" fo:font-weight="bold" officeooo:rsid="001d7733" officeooo:paragraph-rsid="001d7733" style:font-style-asian="italic" style:font-weight-asian="bold" style:font-style-complex="italic" style:font-weight-complex="bold"/>
    </style:style>
    <style:style style:name="P110" style:family="paragraph" style:parent-style-name="Table_20_Contents">
      <style:text-properties fo:color="#009900" style:font-name="Liberation Serif1" fo:font-style="italic" fo:font-weight="bold" officeooo:rsid="001d7733" officeooo:paragraph-rsid="001d7733" style:font-style-asian="italic" style:font-weight-asian="bold" style:font-style-complex="italic" style:font-weight-complex="bold"/>
    </style:style>
    <style:style style:name="P111" style:family="paragraph" style:parent-style-name="Table_20_Contents">
      <style:paragraph-properties fo:text-align="start" style:justify-single-word="false"/>
      <style:text-properties style:font-name="Liberation Serif1" fo:font-weight="bold" officeooo:rsid="003d4598" officeooo:paragraph-rsid="003d4598" style:font-weight-asian="bold" style:font-weight-complex="bold"/>
    </style:style>
    <style:style style:name="P112" style:family="paragraph" style:parent-style-name="Table_20_Contents">
      <style:paragraph-properties fo:text-align="start" style:justify-single-word="false"/>
      <style:text-properties style:font-name="Liberation Serif1" fo:font-weight="bold" officeooo:rsid="00410060" officeooo:paragraph-rsid="00410060" style:font-weight-asian="bold" style:font-weight-complex="bold"/>
    </style:style>
    <style:style style:name="P113" style:family="paragraph" style:parent-style-name="Table_20_Contents">
      <style:paragraph-properties fo:text-align="center" style:justify-single-word="false"/>
      <style:text-properties style:font-name="Liberation Serif1" fo:font-weight="bold" officeooo:rsid="00506333" officeooo:paragraph-rsid="00506333" style:font-weight-asian="bold" style:font-weight-complex="bold"/>
    </style:style>
    <style:style style:name="P114" style:family="paragraph" style:parent-style-name="Table_20_Contents">
      <style:paragraph-properties fo:text-align="start" style:justify-single-word="false"/>
      <style:text-properties style:font-name="Liberation Serif1" fo:font-weight="normal" officeooo:rsid="003edfd8" officeooo:paragraph-rsid="003edfd8" style:font-weight-asian="normal" style:font-weight-complex="normal"/>
    </style:style>
    <style:style style:name="P115" style:family="paragraph" style:parent-style-name="Table_20_Contents">
      <style:paragraph-properties fo:text-align="start" style:justify-single-word="false"/>
      <style:text-properties style:font-name="Liberation Serif1" fo:font-weight="normal" officeooo:rsid="00410060" officeooo:paragraph-rsid="00410060" style:font-weight-asian="normal" style:font-weight-complex="normal"/>
    </style:style>
    <style:style style:name="P116" style:family="paragraph" style:parent-style-name="Table_20_Contents">
      <style:paragraph-properties fo:text-align="start" style:justify-single-word="false"/>
      <style:text-properties style:font-name="Liberation Serif1" fo:font-weight="normal" officeooo:rsid="003d4598" officeooo:paragraph-rsid="003d4598" style:font-weight-asian="normal" style:font-weight-complex="normal"/>
    </style:style>
    <style:style style:name="P117" style:family="paragraph" style:parent-style-name="Table_20_Contents">
      <style:paragraph-properties fo:text-align="start" style:justify-single-word="false"/>
      <style:text-properties style:font-name="Liberation Serif1" fo:font-weight="normal" officeooo:rsid="00448a1e" officeooo:paragraph-rsid="00448a1e" style:font-weight-asian="normal" style:font-weight-complex="normal"/>
    </style:style>
    <style:style style:name="P118" style:family="paragraph" style:parent-style-name="Table_20_Contents">
      <style:paragraph-properties fo:text-align="start" style:justify-single-word="false"/>
      <style:text-properties style:font-name="Liberation Serif1" fo:font-weight="normal" officeooo:rsid="0044ec7b" officeooo:paragraph-rsid="0044ec7b" style:font-weight-asian="normal" style:font-weight-complex="normal"/>
    </style:style>
    <style:style style:name="P119" style:family="paragraph" style:parent-style-name="Table_20_Contents">
      <style:paragraph-properties fo:text-align="center" style:justify-single-word="false"/>
      <style:text-properties style:font-name="Liberation Serif1" fo:font-weight="normal" officeooo:rsid="0044ec7b" officeooo:paragraph-rsid="0044ec7b" style:font-weight-asian="normal" style:font-weight-complex="normal"/>
    </style:style>
    <style:style style:name="P120" style:family="paragraph" style:parent-style-name="Table_20_Contents">
      <style:paragraph-properties fo:text-align="start" style:justify-single-word="false"/>
      <style:text-properties style:font-name="Liberation Serif1" officeooo:rsid="0044ec7b" officeooo:paragraph-rsid="0044ec7b"/>
    </style:style>
    <style:style style:name="P121" style:family="paragraph" style:parent-style-name="Table_20_Contents">
      <style:paragraph-properties fo:text-align="center" style:justify-single-word="false"/>
      <style:text-properties style:font-name="Liberation Serif1" fo:font-size="18pt" officeooo:rsid="00506333" officeooo:paragraph-rsid="00506333" style:font-size-asian="15.75pt" style:font-size-complex="18pt"/>
    </style:style>
    <style:style style:name="P122" style:family="paragraph" style:parent-style-name="Table_20_Contents">
      <style:paragraph-properties fo:text-align="center" style:justify-single-word="false"/>
      <style:text-properties style:font-name="Liberation Serif1" fo:font-size="12pt" officeooo:rsid="00506333" officeooo:paragraph-rsid="00506333" style:font-size-asian="10.5pt" style:font-size-complex="12pt"/>
    </style:style>
    <style:style style:name="P123" style:family="paragraph" style:parent-style-name="Standard">
      <style:paragraph-properties fo:margin-left="2.501cm" fo:margin-right="0cm" fo:text-align="start" style:justify-single-word="false" fo:text-indent="0cm" style:auto-text-indent="false"/>
      <style:text-properties style:use-window-font-color="true" style:font-name="Nimbus Mono L" fo:font-style="normal" style:text-underline-style="none" fo:font-weight="normal" officeooo:rsid="00571397" officeooo:paragraph-rsid="00571397" style:font-style-asian="normal" style:font-weight-asian="normal" style:font-style-complex="normal" style:font-weight-complex="normal"/>
    </style:style>
    <style:style style:name="P124" style:family="paragraph" style:parent-style-name="Standard">
      <style:paragraph-properties fo:margin-left="2.501cm" fo:margin-right="0cm" fo:text-align="start" style:justify-single-word="false" fo:text-indent="0cm" style:auto-text-indent="false"/>
      <style:text-properties style:use-window-font-color="true" style:font-name="Nimbus Mono L" fo:font-style="normal" style:text-underline-style="none" fo:font-weight="normal" officeooo:rsid="00571397" officeooo:paragraph-rsid="00571397" fo:background-color="#ffff00" style:font-style-asian="normal" style:font-weight-asian="normal" style:font-style-complex="normal" style:font-weight-complex="normal"/>
    </style:style>
    <style:style style:name="P125" style:family="paragraph" style:parent-style-name="Standard" style:list-style-name="L1">
      <style:text-properties officeooo:rsid="0009b4f2" officeooo:paragraph-rsid="0009b4f2"/>
    </style:style>
    <style:style style:name="P126" style:family="paragraph" style:parent-style-name="Standard" style:list-style-name="L1">
      <style:text-properties fo:font-style="italic" officeooo:rsid="0009b4f2" officeooo:paragraph-rsid="0009b4f2" style:font-style-asian="italic" style:font-style-complex="italic"/>
    </style:style>
    <style:style style:name="P127" style:family="paragraph" style:parent-style-name="Standard" style:list-style-name="L1">
      <style:text-properties fo:font-style="normal" officeooo:rsid="0009b4f2" officeooo:paragraph-rsid="0009b4f2" style:font-style-asian="normal" style:font-style-complex="normal"/>
    </style:style>
    <style:style style:name="P128" style:family="paragraph" style:parent-style-name="Standard" style:list-style-name="L2">
      <style:text-properties fo:font-style="normal" officeooo:rsid="0009b4f2" officeooo:paragraph-rsid="0009b4f2" style:font-style-asian="normal" style:font-style-complex="normal"/>
    </style:style>
    <style:style style:name="P129" style:family="paragraph" style:parent-style-name="Standard" style:list-style-name="L3">
      <style:text-properties style:use-window-font-color="true" style:font-name="Liberation Serif1" fo:font-style="normal" fo:font-weight="normal" officeooo:rsid="000f9e15" officeooo:paragraph-rsid="000f9e15" style:font-style-asian="normal" style:font-weight-asian="normal" style:font-style-complex="normal" style:font-weight-complex="normal"/>
    </style:style>
    <style:style style:name="P130" style:family="paragraph" style:parent-style-name="Standard" style:list-style-name="L4">
      <style:text-properties style:use-window-font-color="true" style:font-name="Liberation Serif1" fo:font-style="normal" fo:font-weight="normal" officeooo:rsid="0011cf73" officeooo:paragraph-rsid="0011cf73" style:font-style-asian="normal" style:font-weight-asian="normal" style:font-style-complex="normal" style:font-weight-complex="normal"/>
    </style:style>
    <style:style style:name="P131" style:family="paragraph" style:parent-style-name="Standard" style:list-style-name="L5">
      <style:text-properties style:use-window-font-color="true" style:font-name="Liberation Serif1" fo:font-style="normal" fo:font-weight="normal" officeooo:rsid="0012774e" officeooo:paragraph-rsid="0012774e" style:font-style-asian="normal" style:font-weight-asian="normal" style:font-style-complex="normal" style:font-weight-complex="normal"/>
    </style:style>
    <style:style style:name="P132" style:family="paragraph" style:parent-style-name="Standard" style:list-style-name="L7">
      <style:text-properties style:use-window-font-color="true" style:font-name="Liberation Serif1" fo:font-style="normal" style:text-underline-style="none" fo:font-weight="normal" officeooo:rsid="00141acf" officeooo:paragraph-rsid="00141acf" style:font-style-asian="normal" style:font-weight-asian="normal" style:font-style-complex="normal" style:font-weight-complex="normal"/>
    </style:style>
    <style:style style:name="P133" style:family="paragraph" style:parent-style-name="Standard" style:list-style-name="L8">
      <style:text-properties style:use-window-font-color="true" style:font-name="Liberation Serif1" fo:font-style="normal" style:text-underline-style="none" fo:font-weight="normal" officeooo:rsid="00173b8d" officeooo:paragraph-rsid="00173b8d" style:font-style-asian="normal" style:font-weight-asian="normal" style:font-style-complex="normal" style:font-weight-complex="normal"/>
    </style:style>
    <style:style style:name="P134" style:family="paragraph" style:parent-style-name="Standard" style:list-style-name="L10">
      <style:text-properties style:use-window-font-color="true" style:font-name="Liberation Serif1" fo:font-style="normal" style:text-underline-style="none" fo:font-weight="normal" officeooo:rsid="001c3e38" officeooo:paragraph-rsid="001c3e38" style:font-style-asian="normal" style:font-weight-asian="normal" style:font-style-complex="normal" style:font-weight-complex="normal"/>
    </style:style>
    <style:style style:name="P135" style:family="paragraph" style:parent-style-name="Standard" style:list-style-name="L10">
      <style:text-properties style:use-window-font-color="true" style:font-name="Liberation Serif1" fo:font-style="normal" style:text-underline-style="none" fo:font-weight="normal" officeooo:rsid="001b7f6d" officeooo:paragraph-rsid="001b7f6d" style:font-style-asian="normal" style:font-weight-asian="normal" style:font-style-complex="normal" style:font-weight-complex="normal"/>
    </style:style>
    <style:style style:name="P136" style:family="paragraph" style:parent-style-name="Standard" style:list-style-name="L11">
      <style:text-properties style:use-window-font-color="true" style:font-name="Liberation Serif1" fo:font-style="normal" style:text-underline-style="none" fo:font-weight="normal" officeooo:rsid="0020338a" officeooo:paragraph-rsid="0020338a" style:font-style-asian="normal" style:font-weight-asian="normal" style:font-style-complex="normal" style:font-weight-complex="normal"/>
    </style:style>
    <style:style style:name="P137" style:family="paragraph" style:parent-style-name="Standard" style:list-style-name="L12">
      <style:text-properties style:use-window-font-color="true" style:font-name="Liberation Serif1" fo:font-style="normal" style:text-underline-style="none" fo:font-weight="normal" officeooo:rsid="0021aded" officeooo:paragraph-rsid="0021aded" style:font-style-asian="normal" style:font-weight-asian="normal" style:font-style-complex="normal" style:font-weight-complex="normal"/>
    </style:style>
    <style:style style:name="P138" style:family="paragraph" style:parent-style-name="Standard" style:list-style-name="L12">
      <style:text-properties style:use-window-font-color="true" style:font-name="Liberation Serif1" fo:font-style="normal" style:text-underline-style="none" fo:font-weight="normal" officeooo:rsid="0023794e" officeooo:paragraph-rsid="0023794e" style:font-style-asian="normal" style:font-weight-asian="normal" style:font-style-complex="normal" style:font-weight-complex="normal"/>
    </style:style>
    <style:style style:name="P139" style:family="paragraph" style:parent-style-name="Standard" style:list-style-name="L12">
      <style:text-properties style:use-window-font-color="true" style:font-name="Liberation Serif1" fo:font-style="normal" style:text-underline-style="none" fo:font-weight="normal" officeooo:rsid="00251a47" officeooo:paragraph-rsid="00251a47" style:font-style-asian="normal" style:font-weight-asian="normal" style:font-style-complex="normal" style:font-weight-complex="normal"/>
    </style:style>
    <style:style style:name="P140" style:family="paragraph" style:parent-style-name="Standard" style:list-style-name="L13">
      <style:text-properties style:use-window-font-color="true" style:font-name="Liberation Serif1" fo:font-style="normal" style:text-underline-style="none" fo:font-weight="normal" officeooo:rsid="00251a47" officeooo:paragraph-rsid="00251a47" style:font-style-asian="normal" style:font-weight-asian="normal" style:font-style-complex="normal" style:font-weight-complex="normal"/>
    </style:style>
    <style:style style:name="P141" style:family="paragraph" style:parent-style-name="Standard" style:list-style-name="L14">
      <style:text-properties style:use-window-font-color="true" style:font-name="Liberation Serif1" fo:font-style="normal" style:text-underline-style="none" fo:font-weight="normal" officeooo:rsid="00264bde" officeooo:paragraph-rsid="00264bde" style:font-style-asian="normal" style:font-weight-asian="normal" style:font-style-complex="normal" style:font-weight-complex="normal"/>
    </style:style>
    <style:style style:name="P142" style:family="paragraph" style:parent-style-name="Standard" style:list-style-name="L15">
      <style:text-properties style:use-window-font-color="true" style:font-name="Liberation Serif1" fo:font-style="normal" style:text-underline-style="none" fo:font-weight="normal" officeooo:rsid="0027fc07" officeooo:paragraph-rsid="0027fc07" style:font-style-asian="normal" style:font-weight-asian="normal" style:font-style-complex="normal" style:font-weight-complex="normal"/>
    </style:style>
    <style:style style:name="P143" style:family="paragraph" style:parent-style-name="Standard" style:list-style-name="L16">
      <style:paragraph-properties fo:text-align="start" style:justify-single-word="false"/>
      <style:text-properties style:use-window-font-color="true" style:font-name="Liberation Serif1" fo:font-style="normal" style:text-underline-style="none" fo:font-weight="normal" officeooo:rsid="002d3ad1" officeooo:paragraph-rsid="002d3ad1" style:font-style-asian="normal" style:font-weight-asian="normal" style:font-style-complex="normal" style:font-weight-complex="normal"/>
    </style:style>
    <style:style style:name="P144" style:family="paragraph" style:parent-style-name="Standard" style:list-style-name="L16">
      <style:paragraph-properties fo:text-align="start" style:justify-single-word="false"/>
      <style:text-properties style:use-window-font-color="true" style:font-name="Liberation Serif1" fo:font-style="normal" style:text-underline-style="none" fo:font-weight="normal" officeooo:rsid="002e4c66" officeooo:paragraph-rsid="002e4c66" style:font-style-asian="normal" style:font-weight-asian="normal" style:font-style-complex="normal" style:font-weight-complex="normal"/>
    </style:style>
    <style:style style:name="P145" style:family="paragraph" style:parent-style-name="Standard" style:list-style-name="L17">
      <style:paragraph-properties fo:text-align="start" style:justify-single-word="false"/>
      <style:text-properties style:use-window-font-color="true" style:font-name="Liberation Serif1" fo:font-style="normal" style:text-underline-style="none" fo:font-weight="normal" officeooo:rsid="002eb0d8" officeooo:paragraph-rsid="002eb0d8" style:font-style-asian="normal" style:font-weight-asian="normal" style:font-style-complex="normal" style:font-weight-complex="normal"/>
    </style:style>
    <style:style style:name="P146" style:family="paragraph" style:parent-style-name="Standard" style:list-style-name="L18">
      <style:paragraph-properties fo:text-align="start" style:justify-single-word="false"/>
      <style:text-properties style:use-window-font-color="true" style:font-name="Liberation Serif1" fo:font-style="normal" style:text-underline-style="none" fo:font-weight="normal" officeooo:rsid="002fecc1" officeooo:paragraph-rsid="002fecc1" style:font-style-asian="normal" style:font-weight-asian="normal" style:font-style-complex="normal" style:font-weight-complex="normal"/>
    </style:style>
    <style:style style:name="P147" style:family="paragraph" style:parent-style-name="Standard" style:list-style-name="L19">
      <style:paragraph-properties fo:text-align="start" style:justify-single-word="false"/>
      <style:text-properties style:use-window-font-color="true" style:font-name="Liberation Serif1" fo:font-style="normal" style:text-underline-style="none" fo:font-weight="normal" officeooo:rsid="00364d86" officeooo:paragraph-rsid="00364d86" style:font-style-asian="normal" style:font-weight-asian="normal" style:font-style-complex="normal" style:font-weight-complex="normal"/>
    </style:style>
    <style:style style:name="P148" style:family="paragraph" style:parent-style-name="Standard" style:list-style-name="L19">
      <style:paragraph-properties fo:text-align="start" style:justify-single-word="false"/>
      <style:text-properties style:use-window-font-color="true" style:font-name="Liberation Serif1" fo:font-style="normal" style:text-underline-style="none" fo:font-weight="normal" officeooo:rsid="0036f6cf" officeooo:paragraph-rsid="0036f6cf" style:font-style-asian="normal" style:font-weight-asian="normal" style:font-style-complex="normal" style:font-weight-complex="normal"/>
    </style:style>
    <style:style style:name="P149" style:family="paragraph" style:parent-style-name="Standard" style:list-style-name="L21">
      <style:paragraph-properties fo:text-align="start" style:justify-single-word="false"/>
      <style:text-properties style:use-window-font-color="true" style:font-name="Liberation Serif1" fo:font-style="normal" style:text-underline-style="none" fo:font-weight="normal" officeooo:rsid="0039f870" officeooo:paragraph-rsid="0039f870" style:font-style-asian="normal" style:font-weight-asian="normal" style:font-style-complex="normal" style:font-weight-complex="normal"/>
    </style:style>
    <style:style style:name="P150" style:family="paragraph" style:parent-style-name="Standard" style:list-style-name="L23">
      <style:paragraph-properties fo:text-align="start" style:justify-single-word="false"/>
      <style:text-properties style:use-window-font-color="true" style:font-name="Liberation Serif1" fo:font-style="normal" style:text-underline-style="none" fo:font-weight="normal" officeooo:rsid="003cea0d" officeooo:paragraph-rsid="003cea0d" style:font-style-asian="normal" style:font-weight-asian="normal" style:font-style-complex="normal" style:font-weight-complex="normal"/>
    </style:style>
    <style:style style:name="P151" style:family="paragraph" style:parent-style-name="Standard" style:list-style-name="L24">
      <style:paragraph-properties fo:text-align="start" style:justify-single-word="false"/>
      <style:text-properties style:use-window-font-color="true" style:font-name="Liberation Serif1" fo:font-style="normal" style:text-underline-style="none" fo:font-weight="normal" officeooo:rsid="0040a4ae" officeooo:paragraph-rsid="0040a4ae"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5cbfeb" officeooo:paragraph-rsid="005cbfeb" style:font-style-asian="normal" style:font-weight-asian="normal" style:font-style-complex="normal" style:font-weight-complex="normal"/>
    </style:style>
    <style:style style:name="P153" style:family="paragraph" style:parent-style-name="Standard" style:list-style-name="L19">
      <style:paragraph-properties fo:text-align="start" style:justify-single-word="false"/>
      <style:text-properties style:use-window-font-color="true" style:font-name="Liberation Serif1" fo:font-style="normal" style:text-underline-style="none" fo:font-weight="bold" officeooo:rsid="00353ea8" officeooo:paragraph-rsid="00353ea8" style:font-style-asian="normal" style:font-weight-asian="bold" style:font-style-complex="normal" style:font-weight-complex="bold"/>
    </style:style>
    <style:style style:name="P154" style:family="paragraph" style:parent-style-name="Standard" style:list-style-name="L19">
      <style:paragraph-properties fo:text-align="start" style:justify-single-word="false"/>
      <style:text-properties style:use-window-font-color="true" style:font-name="Liberation Serif1" fo:font-style="normal" style:text-underline-style="none" fo:font-weight="bold" officeooo:rsid="0036f6cf" officeooo:paragraph-rsid="0036f6cf" style:font-style-asian="normal" style:font-weight-asian="bold" style:font-style-complex="normal" style:font-weight-complex="bold"/>
    </style:style>
    <style:style style:name="P155" style:family="paragraph" style:parent-style-name="Standard" style:list-style-name="L20">
      <style:paragraph-properties fo:text-align="start" style:justify-single-word="false"/>
      <style:text-properties style:use-window-font-color="true" style:font-name="Liberation Serif1" fo:font-style="normal" style:text-underline-style="none" fo:font-weight="bold" officeooo:rsid="0037176b" officeooo:paragraph-rsid="0037176b" style:font-style-asian="normal" style:font-weight-asian="bold" style:font-style-complex="normal" style:font-weight-complex="bold"/>
    </style:style>
    <style:style style:name="P156" style:family="paragraph" style:parent-style-name="Standard" style:list-style-name="L22">
      <style:paragraph-properties fo:text-align="start" style:justify-single-word="false"/>
      <style:text-properties style:use-window-font-color="true" style:font-name="Liberation Serif1" fo:font-style="normal" style:text-underline-style="none" fo:font-weight="bold" officeooo:rsid="003c16b5" officeooo:paragraph-rsid="003c16b5" style:font-style-asian="normal" style:font-weight-asian="bold" style:font-style-complex="normal" style:font-weight-complex="bold"/>
    </style:style>
    <style:style style:name="P157" style:family="paragraph" style:parent-style-name="Standard" style:list-style-name="L23">
      <style:paragraph-properties fo:text-align="start" style:justify-single-word="false"/>
      <style:text-properties style:use-window-font-color="true" style:font-name="Liberation Serif1" fo:font-style="normal" style:text-underline-style="none" fo:font-weight="bold" officeooo:rsid="003cea0d" officeooo:paragraph-rsid="003cea0d" style:font-style-asian="normal" style:font-weight-asian="bold" style:font-style-complex="normal" style:font-weight-complex="bold"/>
    </style:style>
    <style:style style:name="P158" style:family="paragraph" style:parent-style-name="Standard" style:list-style-name="L24">
      <style:paragraph-properties fo:text-align="start" style:justify-single-word="false"/>
      <style:text-properties style:use-window-font-color="true" style:font-name="Liberation Serif1" fo:font-style="normal" style:text-underline-style="none" fo:font-weight="bold" officeooo:rsid="0040a4ae" officeooo:paragraph-rsid="0040a4ae" style:font-style-asian="normal" style:font-weight-asian="bold" style:font-style-complex="normal" style:font-weight-complex="bold"/>
    </style:style>
    <style:style style:name="P159" style:family="paragraph" style:parent-style-name="Standard" style:list-style-name="L27">
      <style:paragraph-properties fo:text-align="start" style:justify-single-word="false"/>
      <style:text-properties style:use-window-font-color="true" style:font-name="Liberation Serif1" fo:font-style="normal" style:text-underline-style="none" fo:font-weight="bold" officeooo:rsid="005cbfeb" officeooo:paragraph-rsid="005cbfeb" style:font-style-asian="normal" style:font-weight-asian="bold" style:font-style-complex="normal" style:font-weight-complex="bold"/>
    </style:style>
    <style:style style:name="P160" style:family="paragraph" style:parent-style-name="Standard" style:list-style-name="L10">
      <style:text-properties style:use-window-font-color="true" style:font-name="Liberation Serif1" fo:font-style="normal" style:text-underline-style="solid" style:text-underline-width="auto" style:text-underline-color="font-color" fo:font-weight="bold" officeooo:rsid="0019a247" officeooo:paragraph-rsid="0019a247" style:font-style-asian="normal" style:font-weight-asian="bold" style:font-style-complex="normal" style:font-weight-complex="bold"/>
    </style:style>
    <style:style style:name="P161" style:family="paragraph" style:parent-style-name="Standard" style:list-style-name="L10">
      <style:text-properties style:use-window-font-color="true" style:font-name="Liberation Serif1" fo:font-style="normal" style:text-underline-style="solid" style:text-underline-width="auto" style:text-underline-color="font-color" fo:font-weight="bold" officeooo:rsid="001b7f6d" officeooo:paragraph-rsid="001b7f6d" style:font-style-asian="normal" style:font-weight-asian="bold" style:font-style-complex="normal" style:font-weight-complex="bold"/>
    </style:style>
    <style:style style:name="P162" style:family="paragraph" style:parent-style-name="Standard" style:list-style-name="L10">
      <style:text-properties style:use-window-font-color="true" style:font-name="Liberation Serif1" fo:font-style="normal" style:text-underline-style="solid" style:text-underline-width="auto" style:text-underline-color="font-color" fo:font-weight="bold" officeooo:rsid="001c3e38" officeooo:paragraph-rsid="001c3e38" style:font-style-asian="normal" style:font-weight-asian="bold" style:font-style-complex="normal" style:font-weight-complex="bold"/>
    </style:style>
    <style:style style:name="P163" style:family="paragraph" style:parent-style-name="Standard" style:list-style-name="L3">
      <style:text-properties style:use-window-font-color="true" style:font-name="Liberation Serif1" fo:font-style="italic" officeooo:rsid="000f9e15" officeooo:paragraph-rsid="000f9e15" style:font-style-asian="italic" style:font-style-complex="italic"/>
    </style:style>
    <style:style style:name="P164" style:family="paragraph" style:parent-style-name="Standard" style:list-style-name="L3">
      <style:text-properties style:use-window-font-color="true" style:font-name="Liberation Serif1" fo:font-style="italic" officeooo:rsid="0010e07a" officeooo:paragraph-rsid="0010e07a" style:font-style-asian="italic" style:font-style-complex="italic"/>
    </style:style>
    <style:style style:name="P165" style:family="paragraph" style:parent-style-name="Standard" style:list-style-name="L4">
      <style:text-properties style:use-window-font-color="true" style:font-name="Liberation Serif1" fo:font-style="italic" officeooo:rsid="0011cf73" officeooo:paragraph-rsid="0011cf73" style:font-style-asian="italic" style:font-style-complex="italic"/>
    </style:style>
    <style:style style:name="P166" style:family="paragraph" style:parent-style-name="Standard" style:list-style-name="L5">
      <style:text-properties style:use-window-font-color="true" style:font-name="Liberation Serif1" fo:font-style="italic" officeooo:rsid="0012774e" officeooo:paragraph-rsid="0012774e" style:font-style-asian="italic" style:font-style-complex="italic"/>
    </style:style>
    <style:style style:name="P167" style:family="paragraph" style:parent-style-name="Standard" style:list-style-name="L6">
      <style:text-properties style:use-window-font-color="true" style:font-name="Liberation Serif1" fo:font-style="italic" officeooo:rsid="0012d88c" officeooo:paragraph-rsid="0012d88c" style:font-style-asian="italic" style:font-style-complex="italic"/>
    </style:style>
    <style:style style:name="P168" style:family="paragraph" style:parent-style-name="Standard" style:list-style-name="L6">
      <style:text-properties style:use-window-font-color="true" style:font-name="Liberation Serif1" fo:font-style="italic" fo:font-weight="normal" officeooo:rsid="0012d88c" officeooo:paragraph-rsid="0012d88c" style:font-style-asian="italic" style:font-weight-asian="normal" style:font-style-complex="italic" style:font-weight-complex="normal"/>
    </style:style>
    <style:style style:name="P169" style:family="paragraph" style:parent-style-name="Standard" style:list-style-name="L7">
      <style:text-properties style:use-window-font-color="true" style:font-name="Liberation Serif1" fo:font-style="italic" fo:font-weight="normal" officeooo:rsid="00141acf" officeooo:paragraph-rsid="00141acf" style:font-style-asian="italic" style:font-weight-asian="normal" style:font-style-complex="italic" style:font-weight-complex="normal"/>
    </style:style>
    <style:style style:name="P170" style:family="paragraph" style:parent-style-name="Standard" style:list-style-name="L7">
      <style:text-properties style:use-window-font-color="true" style:font-name="Liberation Serif1" fo:font-style="italic" style:text-underline-style="solid" style:text-underline-width="auto" style:text-underline-color="font-color" fo:font-weight="normal" officeooo:rsid="00141acf" officeooo:paragraph-rsid="00141acf" style:font-style-asian="italic" style:font-weight-asian="normal" style:font-style-complex="italic" style:font-weight-complex="normal"/>
    </style:style>
    <style:style style:name="P171" style:family="paragraph" style:parent-style-name="Standard" style:list-style-name="L9">
      <style:text-properties style:use-window-font-color="true" style:font-name="Liberation Serif1" fo:font-style="italic" style:text-underline-style="solid" style:text-underline-width="auto" style:text-underline-color="font-color" fo:font-weight="bold" officeooo:rsid="00173b8d" officeooo:paragraph-rsid="00173b8d" style:font-style-asian="italic" style:font-weight-asian="bold" style:font-style-complex="italic" style:font-weight-complex="bold"/>
    </style:style>
    <style:style style:name="P172" style:family="paragraph" style:parent-style-name="Standard" style:list-style-name="L12">
      <style:text-properties style:use-window-font-color="true" style:font-name="Liberation Serif1" fo:font-style="italic" style:text-underline-style="solid" style:text-underline-width="auto" style:text-underline-color="font-color" fo:font-weight="bold" officeooo:rsid="0021aded" officeooo:paragraph-rsid="0021aded" style:font-style-asian="italic" style:font-weight-asian="bold" style:font-style-complex="italic" style:font-weight-complex="bold"/>
    </style:style>
    <style:style style:name="P173" style:family="paragraph" style:parent-style-name="Standard" style:list-style-name="L12">
      <style:text-properties style:use-window-font-color="true" style:font-name="Liberation Serif1" fo:font-style="italic" style:text-underline-style="solid" style:text-underline-width="auto" style:text-underline-color="font-color" fo:font-weight="bold" officeooo:rsid="0022ac9d" officeooo:paragraph-rsid="0022ac9d" style:font-style-asian="italic" style:font-weight-asian="bold" style:font-style-complex="italic" style:font-weight-complex="bold"/>
    </style:style>
    <style:style style:name="P174" style:family="paragraph" style:parent-style-name="Standard" style:list-style-name="L12">
      <style:text-properties style:use-window-font-color="true" style:font-name="Liberation Serif1" fo:font-style="italic" style:text-underline-style="solid" style:text-underline-width="auto" style:text-underline-color="font-color" fo:font-weight="bold" officeooo:rsid="0023794e" officeooo:paragraph-rsid="0023794e" style:font-style-asian="italic" style:font-weight-asian="bold" style:font-style-complex="italic" style:font-weight-complex="bold"/>
    </style:style>
    <style:style style:name="P175" style:family="paragraph" style:parent-style-name="Standard" style:list-style-name="L12">
      <style:text-properties style:use-window-font-color="true" style:font-name="Liberation Serif1" fo:font-style="italic" style:text-underline-style="solid" style:text-underline-width="auto" style:text-underline-color="font-color" fo:font-weight="bold" officeooo:rsid="00251a47" officeooo:paragraph-rsid="00251a47" style:font-style-asian="italic" style:font-weight-asian="bold" style:font-style-complex="italic" style:font-weight-complex="bold"/>
    </style:style>
    <style:style style:name="P176" style:family="paragraph" style:parent-style-name="Standard" style:list-style-name="L13">
      <style:text-properties style:use-window-font-color="true" style:font-name="Liberation Serif1" fo:font-style="italic" style:text-underline-style="solid" style:text-underline-width="auto" style:text-underline-color="font-color" fo:font-weight="bold" officeooo:rsid="00251a47" officeooo:paragraph-rsid="00251a47" style:font-style-asian="italic" style:font-weight-asian="bold" style:font-style-complex="italic" style:font-weight-complex="bold"/>
    </style:style>
    <style:style style:name="P177" style:family="paragraph" style:parent-style-name="Standard" style:list-style-name="L14">
      <style:text-properties style:use-window-font-color="true" style:font-name="Liberation Serif1" fo:font-style="italic" style:text-underline-style="solid" style:text-underline-width="auto" style:text-underline-color="font-color" fo:font-weight="bold" officeooo:rsid="00264bde" officeooo:paragraph-rsid="00264bde" style:font-style-asian="italic" style:font-weight-asian="bold" style:font-style-complex="italic" style:font-weight-complex="bold"/>
    </style:style>
    <style:style style:name="P178" style:family="paragraph" style:parent-style-name="Standard" style:list-style-name="L16">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b9c7b" officeooo:paragraph-rsid="002b9c7b" style:font-style-asian="italic" style:font-weight-asian="bold" style:font-style-complex="italic" style:font-weight-complex="bold"/>
    </style:style>
    <style:style style:name="P179" style:family="paragraph" style:parent-style-name="Standard" style:list-style-name="L16">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d3ad1" officeooo:paragraph-rsid="002d3ad1" style:font-style-asian="italic" style:font-weight-asian="bold" style:font-style-complex="italic" style:font-weight-complex="bold"/>
    </style:style>
    <style:style style:name="P180" style:family="paragraph" style:parent-style-name="Standard" style:list-style-name="L16">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e4c66" officeooo:paragraph-rsid="002e4c66" style:font-style-asian="italic" style:font-weight-asian="bold" style:font-style-complex="italic" style:font-weight-complex="bold"/>
    </style:style>
    <style:style style:name="P181" style:family="paragraph" style:parent-style-name="Standard" style:list-style-name="L17">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eb0d8" officeooo:paragraph-rsid="002eb0d8" style:font-style-asian="italic" style:font-weight-asian="bold" style:font-style-complex="italic" style:font-weight-complex="bold"/>
    </style:style>
    <style:style style:name="P182" style:family="paragraph" style:parent-style-name="Standard" style:list-style-name="L18">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f4d48" officeooo:paragraph-rsid="002f4d48" style:font-style-asian="italic" style:font-weight-asian="bold" style:font-style-complex="italic" style:font-weight-complex="bold"/>
    </style:style>
    <style:style style:name="P183" style:family="paragraph" style:parent-style-name="Standard" style:list-style-name="L18">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fecc1" officeooo:paragraph-rsid="002fecc1" style:font-style-asian="italic" style:font-weight-asian="bold" style:font-style-complex="italic" style:font-weight-complex="bold"/>
    </style:style>
    <style:style style:name="P184" style:family="paragraph" style:parent-style-name="Standard" style:list-style-name="L26">
      <style:paragraph-properties fo:text-align="start" style:justify-single-word="false"/>
      <style:text-properties style:use-window-font-color="true" style:font-name="Liberation Serif1" fo:font-style="italic" style:text-underline-style="none" fo:font-weight="bold" officeooo:rsid="0052a32d" officeooo:paragraph-rsid="0052a32d" style:font-style-asian="italic" style:font-weight-asian="bold" style:font-style-complex="italic" style:font-weight-complex="bold"/>
    </style:style>
    <style:style style:name="P185"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34820c" officeooo:paragraph-rsid="0034820c" style:font-style-asian="normal" style:font-weight-asian="normal"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ef27e" officeooo:paragraph-rsid="005ef27e" style:font-style-asian="normal" style:font-weight-asian="normal" style:font-style-complex="normal" style:font-weight-complex="normal"/>
    </style:style>
    <style:style style:name="P187" style:family="paragraph" style:parent-style-name="Table_20_Contents" style:list-style-name="L25">
      <style:paragraph-properties fo:text-align="start" style:justify-single-word="false"/>
      <style:text-properties style:font-name="Liberation Serif1" fo:font-weight="normal" officeooo:rsid="00448a1e" officeooo:paragraph-rsid="00448a1e" style:font-weight-asian="normal" style:font-weight-complex="normal"/>
    </style:style>
    <style:style style:name="P188" style:family="paragraph" style:parent-style-name="Table_20_Contents" style:list-style-name="L25">
      <style:paragraph-properties fo:text-align="start" style:justify-single-word="false"/>
      <style:text-properties style:font-name="Liberation Serif1" fo:font-weight="bold" officeooo:rsid="00448a1e" officeooo:paragraph-rsid="00448a1e" style:font-weight-asian="bold" style:font-weight-complex="bold"/>
    </style:style>
    <style:style style:name="T1" style:family="text">
      <style:text-properties officeooo:rsid="0009b4f2"/>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12774e"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2d3ad1"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2d3ad1"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3f08eb" style:font-weight-asian="bold" style:font-weight-complex="bold"/>
    </style:style>
    <style:style style:name="T14" style:family="text">
      <style:text-properties fo:font-weight="bold" officeooo:rsid="003fe7e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588d8"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1b1f97" style:font-weight-asian="normal" style:font-weight-complex="normal"/>
    </style:style>
    <style:style style:name="T21" style:family="text">
      <style:text-properties style:text-underline-style="none" fo:font-weight="normal" officeooo:rsid="001b7f6d" style:font-weight-asian="normal" style:font-weight-complex="normal"/>
    </style:style>
    <style:style style:name="T22" style:family="text">
      <style:text-properties style:text-underline-style="none" fo:font-weight="bold" style:font-weight-asian="bold" style:font-weight-complex="bold"/>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color="#009900" fo:font-style="normal" style:text-underline-style="none" style:font-style-asian="normal" style:font-style-complex="normal"/>
    </style:style>
    <style:style style:name="T26" style:family="text">
      <style:text-properties fo:color="#ff0000"/>
    </style:style>
    <style:style style:name="T27" style:family="text">
      <style:text-properties fo:color="#ff0000" fo:font-style="normal" style:text-underline-style="none" style:font-style-asian="normal" style:font-style-complex="normal"/>
    </style:style>
    <style:style style:name="T28" style:family="text">
      <style:text-properties fo:color="#009933"/>
    </style:style>
    <style:style style:name="T29" style:family="text">
      <style:text-properties fo:color="#009933" officeooo:rsid="0061329a"/>
    </style:style>
    <style:style style:name="T30" style:family="text">
      <style:text-properties fo:color="#0000ff"/>
    </style:style>
    <style:style style:name="T31" style:family="text">
      <style:text-properties fo:color="#0000ff"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monstrações obrigatórias <text:span text:style-name="T1">pela Lei 6.404/76</text:span>:</text:p>
      <text:list xml:id="list6256808905840002735" text:style-name="L1">
        <text:list-item>
          <text:p text:style-name="P125">BP;</text:p>
        </text:list-item>
        <text:list-item>
          <text:p text:style-name="P125">DRE;</text:p>
        </text:list-item>
        <text:list-item>
          <text:p text:style-name="P125">DLPA;</text:p>
          <text:list>
            <text:list-item>
              <text:p text:style-name="P126">dispensada se houver DMPL;</text:p>
            </text:list-item>
          </text:list>
        </text:list-item>
        <text:list-item>
          <text:p text:style-name="P127">DFC;</text:p>
          <text:list>
            <text:list-item>
              <text:p text:style-name="P126">cia fechada com PL &lt; R$ 2 milhões está dispensada da DFC;</text:p>
            </text:list-item>
          </text:list>
        </text:list-item>
        <text:list-item>
          <text:p text:style-name="P127">DVA;</text:p>
          <text:list>
            <text:list-item>
              <text:p text:style-name="P126">obrigatória só para as S.A.’s.</text:p>
            </text:list-item>
          </text:list>
        </text:list-item>
      </text:list>
      <text:p text:style-name="P3"/>
      <text:p text:style-name="P4">CPC 26 – Conjunto completo das demonstrações contábeis:</text:p>
      <text:list xml:id="list1783297901977004482" text:style-name="L2">
        <text:list-item>
          <text:p text:style-name="P128">BP;</text:p>
        </text:list-item>
        <text:list-item>
          <text:p text:style-name="P128">DRE;</text:p>
        </text:list-item>
        <text:list-item>
          <text:p text:style-name="P128">DVA;</text:p>
        </text:list-item>
        <text:list-item>
          <text:p text:style-name="P128">DFC;</text:p>
        </text:list-item>
        <text:list-item>
          <text:p text:style-name="P128">DRA;</text:p>
        </text:list-item>
        <text:list-item>
          <text:p text:style-name="P128">DMPL;</text:p>
        </text:list-item>
        <text:list-item>
          <text:p text:style-name="P128">Notas explicativas;</text:p>
        </text:list-item>
        <text:list-item>
          <text:p text:style-name="P128">Informações comparativas com o período anterior;</text:p>
        </text:list-item>
        <text:list-item>
          <text:p text:style-name="P128">BP do início do período mais antigo.</text:p>
        </text:list-item>
      </text:list>
      <text:p text:style-name="P4"/>
      <text:p text:style-name="P6">A literalidade desse item do CPC 26 é cobrada, logo decorá-lo:</text:p>
      <text:p text:style-name="P64">10. O conjunto completo de demonstrações contábeis inclui:</text:p>
      <text:p text:style-name="P64">(a) <text:span text:style-name="T12">balanço patrimonial</text:span><text:span text:style-name="T15"> ao final do período;</text:span></text:p>
      <text:p text:style-name="P64"><text:span text:style-name="T15">(b) </text:span><text:span text:style-name="T12">demonstração do resultado</text:span><text:span text:style-name="T15"> do período;</text:span></text:p>
      <text:p text:style-name="P64"><text:span text:style-name="T15">(c) </text:span><text:span text:style-name="T12">demonstração do resultado abrangente</text:span><text:span text:style-name="T15"> do período;</text:span></text:p>
      <text:p text:style-name="P64"><text:span text:style-name="T15">(d) </text:span><text:span text:style-name="T12">demonstração dos fluxos de caixa</text:span><text:span text:style-name="T15"> do período;</text:span></text:p>
      <text:p text:style-name="P64"><text:span text:style-name="T15">(da) </text:span><text:span text:style-name="T12">demonstração do valor adicionado</text:span><text:span text:style-name="T15"> do período, </text:span><text:span text:style-name="T17">se exigido legalmente ou por algum órgão regulador ou mesmo se apresentada voluntariamente</text:span><text:span text:style-name="T19">;</text:span></text:p>
      <text:p text:style-name="P64"><text:span text:style-name="T19">(e) </text:span><text:span text:style-name="T22">notas explicativas</text:span><text:span text:style-name="T19">, compreendendo as </text:span><text:span text:style-name="T17">políticas contábeis significativas</text:span><text:span text:style-name="T19"> e outras informações elucidativas;</text:span></text:p>
      <text:p text:style-name="P64"><text:span text:style-name="T19">(ea) </text:span><text:span text:style-name="T22">informações comparativas com o período anterior</text:span><text:span text:style-name="T19">;</text:span></text:p>
      <text:p text:style-name="P64"><text:span text:style-name="T19">(f) </text:span><text:span text:style-name="T22">balanço patrimonial do início do período mais antigo</text:span><text:span text:style-name="T19">, comparativamente apresentado, quando a entidade aplica uma política contábil retrospectivamente ou procede à reapresentação retrospectiva de itens das demonstrações contábeis, ou quando procede à reclassificação de itens de suas demonstrações contábeis (…).</text:span></text:p>
      <text:p text:style-name="P4"/>
      <text:p text:style-name="P5">Literalidade da Lei 6.404/76 cobrada em prova:</text:p>
      <text:p text:style-name="P62">Art. 176, §1º As demonstrações de cada exercício serão publicadas com a indicação dos valores correspondentes das demonstrações do exercício anterior.</text:p>
      <text:p text:style-name="P62"/>
      <text:p text:style-name="P62">Art. 176, §2º Nas demonstrações, as contas semelhantes poderão ser agrupadas; os pequenos saldos poderão ser agregados, desde <text:soft-page-break/>que indicada a sua natureza e não ultrapassem 0,1 do valor do respectivo grupo de contas; mas é vedada a utilização de designações genéricas, como “diversas contas” ou “contas-correntes”.</text:p>
      <text:p text:style-name="P62"/>
      <text:p text:style-name="P63">Art. 176, §3º As demonstrações financeiras registrarão a destinação dos lucros segundo a proposta dos órgãos da administração, no pressuposto de sua aprovação pela assembleia-geral.</text:p>
      <text:p text:style-name="P63"/>
      <text:p text:style-name="P63">Art. 176, §4º As demonstrações serão complementadas por notas explicativas e outros quadros analíticos ou demonstrações contábeis necessários para esclarecimento da situação patrimonial e dos resultados do exercício.</text:p>
      <text:p text:style-name="P83"/>
      <text:p text:style-name="P84">Composição do <text:span text:style-name="T12">Patrimônio Líquido</text:span><text:span text:style-name="T15">:</text:span></text:p>
      <text:p text:style-name="P65">Capital Social</text:p>
      <text:p text:style-name="P66">(-) Capital a integralizar</text:p>
      <text:p text:style-name="P66">(-) Gastos com Emissão de Ações</text:p>
      <text:p text:style-name="P65">Reservas de Capital</text:p>
      <text:p text:style-name="P67">(+|-) Ajustes de Avaliação Patrimonial</text:p>
      <text:p text:style-name="P65">Reservas de Lucros</text:p>
      <text:p text:style-name="P66">(-) Ações em Tesouraria</text:p>
      <text:p text:style-name="P66">(-) Prejuízos Acumulados</text:p>
      <text:p text:style-name="P66"/>
      <text:p text:style-name="P85"><text:span text:style-name="T15">No </text:span><text:span text:style-name="T12">AC</text:span><text:span text:style-name="T15"> serão classificados:</text:span></text:p>
      <text:list xml:id="list6783022933944807373" text:style-name="L3">
        <text:list-item>
          <text:p text:style-name="P129">as disponibilidades;</text:p>
        </text:list-item>
        <text:list-item>
          <text:p text:style-name="P129">os direitos realizáveis no curso do exercício social subsequente;</text:p>
          <text:list>
            <text:list-item>
              <text:p text:style-name="P163"><text:span text:style-name="T15">créditos da empresa com terceiros (direitos realizáveis </text:span><text:span text:style-name="T12">pessoais</text:span><text:span text:style-name="T15">) → ex.: Duplicatas a Receber</text:span><text:span text:style-name="T3">;</text:span></text:p>
            </text:list-item>
            <text:list-item>
              <text:p text:style-name="P163"><text:span text:style-name="T15">bens da empresa (direitos realizáveis </text:span><text:span text:style-name="T12">reais</text:span><text:span text:style-name="T15">) → ex.: Estoques</text:span><text:span text:style-name="T3">;</text:span></text:p>
            </text:list-item>
          </text:list>
        </text:list-item>
        <text:list-item>
          <text:p text:style-name="P129">as aplicações de recursos em despesas do exercício seguinte;</text:p>
          <text:list>
            <text:list-item>
              <text:p text:style-name="P164"><text:span text:style-name="T15">são as despesas antecipadas</text:span><text:span text:style-name="T3">.</text:span></text:p>
            </text:list-item>
          </text:list>
        </text:list-item>
      </text:list>
      <text:p text:style-name="P8"/>
      <text:p text:style-name="P45"><text:span text:style-name="T3">No </text:span><text:span text:style-name="T4">A</text:span><text:span text:style-name="T5">NC-</text:span><text:span text:style-name="T4">RLP</text:span><text:span text:style-name="T3"> serão classificados:</text:span></text:p>
      <text:list xml:id="list6162750407404383667" text:style-name="L4">
        <text:list-item>
          <text:p text:style-name="P130">direitos realizáveis após o término do exercício seguinte;</text:p>
        </text:list-item>
        <text:list-item>
          <text:p text:style-name="P165"><text:span text:style-name="T3">direitos com </text:span><text:span text:style-name="T4">pessoas ligadas de negócio não usual</text:span><text:span text:style-name="T3">;</text:span></text:p>
          <text:list>
            <text:list-item>
              <text:p text:style-name="P130">derivados de vendas; adiantamentos ou empréstimos a coligadas/controladas, diretores, acionistas ou participantes no lucro da companhia.</text:p>
            </text:list-item>
          </text:list>
        </text:list-item>
      </text:list>
      <text:p text:style-name="P9"/>
      <text:p text:style-name="P46"><text:span text:style-name="T3">No </text:span><text:span text:style-name="T4">ANC-Investimentos</text:span><text:span text:style-name="T3"> serão classificados:</text:span></text:p>
      <text:list xml:id="list1736076319337190873" text:style-name="L5">
        <text:list-item>
          <text:p text:style-name="P131">participações permanentes em outras sociedades;</text:p>
        </text:list-item>
        <text:list-item>
          <text:p text:style-name="P166"><text:span text:style-name="T3">direitos de qualquer natureza, não classificáveis no AC, e que </text:span><text:span text:style-name="T4">não</text:span><text:span text:style-name="T3"> se destinem à manutenção da atividade da companhia ou da empresa.</text:span></text:p>
        </text:list-item>
      </text:list>
      <text:p text:style-name="P10"/>
      <text:p text:style-name="P47"><text:span text:style-name="T3">Os </text:span><text:span text:style-name="T4">imóveis para aluguel</text:span><text:span text:style-name="T3"> serão classificados:</text:span></text:p>
      <text:list xml:id="list626038308407842075" text:style-name="L6">
        <text:list-item>
          <text:p text:style-name="P167"><text:span text:style-name="T3">em </text:span><text:span text:style-name="T4">ANC-Imobilizado</text:span><text:span text:style-name="T3">, se o aluguel estiver relacionado às atividades fins da empresa; ou</text:span></text:p>
        </text:list-item>
        <text:list-item>
          <text:p text:style-name="P168"><text:soft-page-break/><text:span text:style-name="T2">em </text:span><text:span text:style-name="T4">ANC-Investimentos</text:span><text:span text:style-name="T2">, se o aluguel </text:span><text:span text:style-name="T4">não</text:span><text:span text:style-name="T2"> estiver relacionado com as atividades da empresa.</text:span></text:p>
        </text:list-item>
      </text:list>
      <text:p text:style-name="P11"/>
      <text:p text:style-name="P48"><text:span text:style-name="T2">No </text:span><text:span text:style-name="T4">ANC-Imobilizado</text:span><text:span text:style-name="T2"> serão classificados:</text:span></text:p>
      <text:list xml:id="list4840221573992022451" text:style-name="L7">
        <text:list-item>
          <text:p text:style-name="P169"><text:span text:style-name="T6">Pela Lei 6.404/76</text:span><text:span text:style-name="T2">: direitos que tenham por objeto bens corpóreos </text:span><text:span text:style-name="T4">destinados à manutenção das atividades da companhia</text:span><text:span text:style-name="T2"> ou da empresa ou exercidos com essa finalidade, </text:span><text:span text:style-name="T4">inclusive os decorrentes de operações que transfiram à companhia os benefícios, riscos e controle desses bens</text:span><text:span text:style-name="T2">;</text:span></text:p>
        </text:list-item>
        <text:list-item>
          <text:p text:style-name="P170"><text:span text:style-name="T2">Pelo CPC 27</text:span><text:span text:style-name="T7">: ativo imobilizado é o item tangível que:</text:span></text:p>
          <text:list>
            <text:list-item>
              <text:p text:style-name="P132">é mantido para uso na produção ou fornecimento de mercadorias ou serviços, para aluguel a outros, ou para fins administrativos; e</text:p>
            </text:list-item>
            <text:list-item>
              <text:p text:style-name="P170"><text:span text:style-name="T7">se espera </text:span><text:span text:style-name="T9">utilizar por mais de um período</text:span><text:span text:style-name="T7">.</text:span></text:p>
            </text:list-item>
          </text:list>
        </text:list-item>
      </text:list>
      <text:p text:style-name="P12"/>
      <text:p text:style-name="P49"><text:span text:style-name="T7">Arrendamento </text:span><text:span text:style-name="T9">financeiro</text:span><text:span text:style-name="T7"> (</text:span><text:span text:style-name="T18">leasing</text:span><text:span text:style-name="T7">) → riscos e benefícios ficam com o </text:span><text:span text:style-name="T9">arrendatário.</text:span></text:p>
      <text:list xml:id="list5679631774089214741" text:style-name="L8">
        <text:list-item>
          <text:p text:style-name="P133">Deve ser reconhecido no BP do arrendatário.</text:p>
        </text:list-item>
      </text:list>
      <text:p text:style-name="P49"><text:span text:style-name="T7">Arrendamento </text:span><text:span text:style-name="T9">operacional</text:span><text:span text:style-name="T7"> → riscos e benefícios ficam com o </text:span><text:span text:style-name="T9">arrendador</text:span><text:span text:style-name="T7">.</text:span></text:p>
      <text:list xml:id="list6155763445226996072" text:style-name="L9">
        <text:list-item>
          <text:p text:style-name="P171"><text:span text:style-name="T7">Não</text:span><text:span text:style-name="T10"> deve ser reconhecido no BP do arrendatário.</text:span></text:p>
        </text:list-item>
      </text:list>
      <text:p text:style-name="P13"/>
      <text:p text:style-name="P50"><text:span text:style-name="T10">Lançamento exemplo de arrendamento </text:span><text:span text:style-name="T7">financeiro</text:span><text:span text:style-name="T10">:</text:span></text:p>
      <text:p text:style-name="P59">A empresa X realizou um arrendamento financeiro de um veículo, no valor justo de R$ 30.000, o qual será pago em 5 prestações anuais de R$ 7.000, sem valor residual.</text:p>
      <text:p text:style-name="P68">D – Veículos..............................R$ 30.000</text:p>
      <text:p text:style-name="P68">C – Juros e Encargos a Transcorrer........R$ <text:s/>5.000</text:p>
      <text:p text:style-name="P68">C – Arrendamento Financeiro a Pagar.......R$ 35.000</text:p>
      <text:p text:style-name="P103"/>
      <text:p text:style-name="P86"><text:span text:style-name="T19">No </text:span><text:span text:style-name="T18">ANC-Intangível</text:span><text:span text:style-name="T19"> serão classificados:</text:span></text:p>
      <text:list xml:id="list6522235778633899542" text:style-name="L10">
        <text:list-item>
          <text:p text:style-name="P160"><text:span text:style-name="T15">Pela Lei 6.404/76</text:span><text:span text:style-name="T19">: os direitos que tenham por objeto bens incorpóreos destinados à manutenção da companhia ou exercidos com essa finalidade, </text:span><text:span text:style-name="T18">inclusive o fundo de comércio adquirido</text:span><text:span text:style-name="T19"> </text:span><text:span text:style-name="T23">(goodwill</text:span><text:span text:style-name="T19">);</text:span></text:p>
        </text:list-item>
        <text:list-item>
          <text:p text:style-name="P160"><text:span text:style-name="T15">Pelo CPC 04</text:span><text:span text:style-name="T19">: ativo </text:span><text:span text:style-name="T20">não</text:span><text:span text:style-name="T19"> monetário identificável sem substância física </text:span><text:span text:style-name="T21">que atenda cumulativamente aos seguintes requisitos:</text:span></text:p>
          <text:list>
            <text:list-item>
              <text:p text:style-name="P161"><text:span text:style-name="T19">ser </text:span><text:span text:style-name="T18">identificável</text:span><text:span text:style-name="T19">;</text:span></text:p>
              <text:list>
                <text:list-item>
                  <text:p text:style-name="P134">para tanto, deve atender a um dos seguintes requisitos:</text:p>
                  <text:list>
                    <text:list-item>
                      <text:p text:style-name="P162"><text:span text:style-name="T19">ser </text:span><text:span text:style-name="T18">separável</text:span><text:span text:style-name="T19">, ou seja, puder ser separado da entidade e vendido, transferido, licenciado, alugado ou trocado, individualmente ou junto com um contrato, ativo ou passivo relacionado, independente da intenção de uso pela entidade; </text:span><text:span text:style-name="T18">ou</text:span></text:p>
                    </text:list-item>
                    <text:list-item>
                      <text:p text:style-name="P134">resultar de direitos contratuais ou outros direitos legais, independentemente de tais direitos serem transferíveis ou separáveis da entidade ou de outros direitos e obrigações;</text:p>
                    </text:list-item>
                  </text:list>
                </text:list-item>
              </text:list>
            </text:list-item>
            <text:list-item>
              <text:p text:style-name="P135">ser controlável; e</text:p>
            </text:list-item>
            <text:list-item>
              <text:p text:style-name="P135">ser gerador de benefícios futuros.</text:p>
            </text:list-item>
          </text:list>
        </text:list-item>
      </text:list>
      <text:p text:style-name="P15"/>
      <text:p text:style-name="P7"><text:span text:style-name="T19">Se um item </text:span><text:span text:style-name="T18">não</text:span><text:span text:style-name="T19"> atender à definição de </text:span><text:span text:style-name="T18">ativo intangível</text:span><text:span text:style-name="T19">, o gasto incorrido na sua aquisição ou geração interna </text:span><text:span text:style-name="T18">deve ser reconhecido como despesa</text:span><text:span text:style-name="T19"> quando incorrido.</text:span></text:p>
      <text:p text:style-name="P14"/>
      <table:table table:name="Tabela1" table:style-name="Tabela1">
        <table:table-column table:style-name="Tabela1.A"/>
        <table:table-row>
          <table:table-cell table:style-name="Tabela1.A1" office:value-type="string">
            <text:p text:style-name="P109">Goodwill<text:span text:style-name="T2"> gerado internamente</text:span><text:span text:style-name="T3"> → </text:span><text:span text:style-name="T2">não</text:span><text:span text:style-name="T3"> reconhecemos como ativo mas como </text:span><text:span text:style-name="T2">despesa</text:span><text:span text:style-name="T3">.</text:span></text:p>
            <text:p text:style-name="P110">Goodwill<text:span text:style-name="T3"> </text:span><text:span text:style-name="T2">adquirido</text:span><text:span text:style-name="T3"> → ativo </text:span><text:span text:style-name="T2">intangível</text:span><text:span text:style-name="T3">.</text:span></text:p>
          </table:table-cell>
        </table:table-row>
      </table:table>
      <text:p text:style-name="P14"><text:soft-page-break/></text:p>
      <text:p text:style-name="P51"><text:span text:style-name="T19">Goodwill</text:span><text:span text:style-name="T10"> </text:span><text:span text:style-name="T7">adquirido</text:span><text:span text:style-name="T10">: </text:span><text:span text:style-name="T7">diferença a maior</text:span><text:span text:style-name="T10"> entre o </text:span><text:span text:style-name="T7">valor pago</text:span><text:span text:style-name="T10"> na aquisição de um empreendimento e o </text:span><text:span text:style-name="T7">valor de mercado</text:span><text:span text:style-name="T10"> (valor justo) dos ativos líquidos desse empreendimento.</text:span></text:p>
      <text:p text:style-name="P16"/>
      <text:p text:style-name="P52"><text:span text:style-name="T10">As </text:span><text:span text:style-name="T7">Receitas Diferidas</text:span><text:span text:style-name="T10"> (receitas recebidas antecipadamente – aluguéis antecipados, por exemplo) classificam-se no </text:span><text:span text:style-name="T7">PNC</text:span><text:span text:style-name="T10">.</text:span></text:p>
      <text:p text:style-name="P17"/>
      <text:p text:style-name="P17">A constituição de uma cia depende do cumprimento dos seguintes requisitos:</text:p>
      <text:list xml:id="list4920949538482716838" text:style-name="L11">
        <text:list-item>
          <text:p text:style-name="P136">subscrição, de pelo menos 2 pessoas, de todas as ações em que se divide o capital social fixado no estatuto;</text:p>
        </text:list-item>
        <text:list-item>
          <text:p text:style-name="P136">realização, como entrada, de 10%, no mínimo, do preço de emissão das ações subscritas em dinheiro;</text:p>
        </text:list-item>
        <text:list-item>
          <text:p text:style-name="P136">depósito, no BB, ou outro autorizado pela CVM, da parte do capital realizado em dinheiro.</text:p>
        </text:list-item>
      </text:list>
      <text:p text:style-name="P17"/>
      <text:p text:style-name="P52"><text:span text:style-name="T7">Gasto na emissão de ações</text:span><text:span text:style-name="T10"> não é despesa do período, mas sim </text:span><text:span text:style-name="T7">redução do CS</text:span><text:span text:style-name="T10">.</text:span></text:p>
      <text:p text:style-name="P17"/>
      <text:p text:style-name="P53"><text:span text:style-name="T7">Reservas de Capital</text:span><text:span text:style-name="T10">:</text:span></text:p>
      <text:list xml:id="list5867141543022740759" text:style-name="L12">
        <text:list-item>
          <text:p text:style-name="P172"><text:span text:style-name="T7">não</text:span><text:span text:style-name="T10"> transitam pelo resultado do exercício;</text:span></text:p>
        </text:list-item>
        <text:list-item>
          <text:p text:style-name="P137">são reservas de capital as contas que registrarem:</text:p>
          <text:list>
            <text:list-item>
              <text:p text:style-name="P172"><text:span text:style-name="T10">a contribuição do subscritor de ações que ultrapassar o valor nominal e a parte do preço de emissão das ações sem valor nominal que ultrapassar a importância destinada à formação do CS, <text:s/>inclusive nos casos de </text:span><text:span text:style-name="T7">conversão em ações de debêntures ou partes beneficiárias</text:span><text:span text:style-name="T10"> → </text:span><text:span text:style-name="T25">Reserva para Ágio na Emissão de Ações</text:span><text:span text:style-name="T10">;</text:span></text:p>
            </text:list-item>
            <text:list-item>
              <text:p text:style-name="P172"><text:span text:style-name="T10">o produto da </text:span><text:span text:style-name="T7">alienação de partes beneficiárias e bônus de subscrição</text:span><text:span text:style-name="T10">;</text:span></text:p>
              <text:list>
                <text:list-item>
                  <text:p text:style-name="P173"><text:span text:style-name="T7">partes beneficiárias</text:span><text:span text:style-name="T10"> são valores mobiliários emitidos por SA’s de capital </text:span><text:span text:style-name="T7">fechado sem valor nominal </text:span><text:span text:style-name="T10">com a finalidade de captar recursos por um prazo máximo de </text:span><text:span text:style-name="T7">10 anos</text:span><text:span text:style-name="T10">, dão direito ao seu titular na participação de no máximo </text:span><text:span text:style-name="T7">10%</text:span><text:span text:style-name="T10"> dos lucros da empresa emissora;</text:span></text:p>
                </text:list-item>
                <text:list-item>
                  <text:p text:style-name="P173"><text:span text:style-name="T7">bônus de subscrição</text:span><text:span text:style-name="T10"> são valores mobiliários emitidos no limite do CS autorizado no estatuto por SA’s que forem aos seus titulares o direito de preferência na subscrição das ações da empresa, dentro de um prazo preestabelecido e por um preço prefixado;</text:span></text:p>
                </text:list-item>
                <text:list-item>
                  <text:p text:style-name="P138">se partes beneficiárias/bônus de subscrição for alienado por determinado valor, o lançamento será:<text:line-break/>D – BCM<text:line-break/>C – Reserva de Capital – Alienação de Partes Beneficiárias/Bônus de Subscrição</text:p>
                </text:list-item>
                <text:list-item>
                  <text:p text:style-name="P174"><text:span text:style-name="T10">se partes beneficiárias/bônus de subscrição for alienado </text:span><text:span text:style-name="T7">sem</text:span><text:span text:style-name="T10"> valor, a informação sobre sua existência deve ser incluída em </text:span><text:span text:style-name="T7">notas explicativas</text:span><text:span text:style-name="T10">;</text:span></text:p>
                </text:list-item>
              </text:list>
            </text:list-item>
          </text:list>
        </text:list-item>
        <text:list-item>
          <text:p text:style-name="P139">podem ser usadas para:</text:p>
          <text:list>
            <text:list-item>
              <text:p text:style-name="P175"><text:span text:style-name="T10">absorção de prejuízos </text:span><text:span text:style-name="T7">que ultrapassarem o LA e as RL</text:span><text:span text:style-name="T10">;</text:span></text:p>
            </text:list-item>
            <text:list-item>
              <text:p text:style-name="P139">resgate, reembolso ou compra de ações;</text:p>
            </text:list-item>
            <text:list-item>
              <text:p text:style-name="P139">resgate de partes beneficiárias;</text:p>
            </text:list-item>
            <text:list-item>
              <text:p text:style-name="P139">incorporação ao capital social;</text:p>
            </text:list-item>
            <text:list-item>
              <text:p text:style-name="P139">pagamento de dividendo a ações preferenciais;</text:p>
            </text:list-item>
          </text:list>
        </text:list-item>
        <text:list-item>
          <text:p text:style-name="P175"><text:span text:style-name="T10">as </text:span><text:span text:style-name="T7">doações e subvenções </text:span><text:span text:style-name="T10">para investimento e os </text:span><text:span text:style-name="T7">prêmios na emissão de debêntures</text:span><text:span text:style-name="T10"> </text:span><text:span text:style-name="T27">não</text:span><text:span text:style-name="T7"> </text:span><text:span text:style-name="T10">são mais classificados como reservas de capital – atualmente são </text:span><text:span text:style-name="T7">receitas do exercício</text:span><text:span text:style-name="T10">.</text:span></text:p>
        </text:list-item>
      </text:list>
      <text:p text:style-name="P18"/>
      <text:p text:style-name="P54"><text:span text:style-name="T7">AAP</text:span><text:span text:style-name="T10">:</text:span></text:p>
      <text:list xml:id="list7803042286856641038" text:style-name="L13">
        <text:list-item>
          <text:p text:style-name="P176"><text:soft-page-break/><text:span text:style-name="T10">serão classificadas como AAP, enquanto </text:span><text:span text:style-name="T7">não</text:span><text:span text:style-name="T10"> computadas no resultado do exercício em obediência ao regime de competência, as contrapartidas de aumentos ou diminuições de valor atribuídos a elementos do ativo e do passivo, em decorrência da sua avaliação a </text:span><text:span text:style-name="T7">valor justo</text:span><text:span text:style-name="T10">;</text:span></text:p>
        </text:list-item>
        <text:list-item>
          <text:p text:style-name="P140">em regra, os valores registrados em AAP deverão ser transferidos para o resultado do exercício à medida que os ativos e passivos forem sendo realizados.</text:p>
        </text:list-item>
      </text:list>
      <text:p text:style-name="P18"/>
      <text:p text:style-name="P55"><text:span text:style-name="T7">Ações em Tesouraria</text:span><text:span text:style-name="T10">:</text:span></text:p>
      <text:list xml:id="list248289204609209409" text:style-name="L14">
        <text:list-item>
          <text:p text:style-name="P141">limite é o saldo de lucros acumulados e reservas, exceto a Reserva Legal;</text:p>
        </text:list-item>
        <text:list-item>
          <text:p text:style-name="P177"><text:span text:style-name="T10">a alienação de Ações em Tesouraria </text:span><text:span text:style-name="T7">não</text:span><text:span text:style-name="T10"> representa receita nem despesa:</text:span></text:p>
          <text:list>
            <text:list-item>
              <text:p text:style-name="P177"><text:span text:style-name="T10">se houver </text:span><text:span text:style-name="T7">lucro</text:span><text:span text:style-name="T10"> → credita em Reserva de Capital;</text:span></text:p>
            </text:list-item>
            <text:list-item>
              <text:p text:style-name="P177"><text:span text:style-name="T10">se houver </text:span><text:span text:style-name="T7">prejuízo</text:span><text:span text:style-name="T10"> → debita em Reserva de Capital.</text:span></text:p>
            </text:list-item>
          </text:list>
        </text:list-item>
      </text:list>
      <text:p text:style-name="P19"/>
      <text:p text:style-name="P56"><text:span text:style-name="T7">Reservas de lucros</text:span><text:span text:style-name="T10">:</text:span></text:p>
      <text:list xml:id="list9052308465912562228" text:style-name="L15">
        <text:list-item>
          <text:p text:style-name="P142">Reserva Legal (RL);</text:p>
        </text:list-item>
        <text:list-item>
          <text:p text:style-name="P142">Reservas Estatutárias (RE);</text:p>
        </text:list-item>
        <text:list-item>
          <text:p text:style-name="P142">Reservas para Contingências (RCont);</text:p>
        </text:list-item>
        <text:list-item>
          <text:p text:style-name="P142">Reservas de Incentivos Fiscais (RIF);</text:p>
        </text:list-item>
        <text:list-item>
          <text:p text:style-name="P142">Reserva de Retenção de Lucros (RRL);</text:p>
        </text:list-item>
        <text:list-item>
          <text:p text:style-name="P142">Reserva de Lucros a Realizar (RLR);</text:p>
        </text:list-item>
        <text:list-item>
          <text:p text:style-name="P142">Reserva Especial de Dividendo Obrigatório Não Distribuído (REDO);</text:p>
        </text:list-item>
        <text:list-item>
          <text:p text:style-name="P142">Reserva Específica de Prêmio de Debêntures (REPD).</text:p>
        </text:list-item>
      </text:list>
      <text:p text:style-name="P20"/>
      <text:p text:style-name="P61">[RL + RE + RRL + REDO] &lt;= CS</text:p>
      <text:p text:style-name="P61"/>
      <text:p text:style-name="P57"><text:span text:style-name="T7">Reserva de Lucros</text:span><text:span text:style-name="T10">:</text:span></text:p>
      <text:list xml:id="list4912887388265488930" text:style-name="L16">
        <text:list-item>
          <text:p text:style-name="P178"><text:span text:style-name="T10">antes de qualquer destinação, deve-se aplicar </text:span><text:span text:style-name="T7">5% </text:span><text:span text:style-name="T8">do LLE</text:span><text:span text:style-name="T11">;</text:span></text:p>
        </text:list-item>
        <text:list-item>
          <text:p text:style-name="P179"><text:span text:style-name="T10">limitada a </text:span><text:span text:style-name="T7">20% do CS</text:span><text:span text:style-name="T10">;</text:span></text:p>
        </text:list-item>
        <text:list-item>
          <text:p text:style-name="P179"><text:span text:style-name="T10">a entidade </text:span><text:span text:style-name="T7">poderá</text:span><text:span text:style-name="T10"> deixar de destinar recursos à RL se o somatório dessa reserva com as RC exceder o montante de </text:span><text:span text:style-name="T7">30% do CS</text:span><text:span text:style-name="T10">;</text:span></text:p>
        </text:list-item>
        <text:list-item>
          <text:p text:style-name="P143">é a única reserva de lucros que possui constituição obrigatória para a empresa;</text:p>
        </text:list-item>
        <text:list-item>
          <text:p text:style-name="P144">finalidade: assegurar a integridade do CS;</text:p>
        </text:list-item>
        <text:list-item>
          <text:p text:style-name="P180"><text:span text:style-name="T7">só poderá ser usada para compensar prejuízos ou aumentar o CS</text:span><text:span text:style-name="T10">.</text:span></text:p>
        </text:list-item>
      </text:list>
      <text:p text:style-name="P21"/>
      <text:p text:style-name="P58"><text:span text:style-name="T7">Reserva Estatutária</text:span><text:span text:style-name="T10">:</text:span></text:p>
      <text:list xml:id="list3370271791525347242" text:style-name="L17">
        <text:list-item>
          <text:p text:style-name="P181"><text:span text:style-name="T7">não</text:span><text:span text:style-name="T10"> podem restringir o pagamento do dividendo obrigatório;</text:span></text:p>
        </text:list-item>
        <text:list-item>
          <text:p text:style-name="P145">o estatuto poderá criar reservas desde que, para cada uma:</text:p>
          <text:list>
            <text:list-item>
              <text:p text:style-name="P145">indique sua finalidade;</text:p>
            </text:list-item>
            <text:list-item>
              <text:p text:style-name="P145">fixe critérios para determinar a parcela anual dos lucros líquidos para a sua constituição;</text:p>
            </text:list-item>
            <text:list-item>
              <text:p text:style-name="P145">estabeleça limite máximo.</text:p>
            </text:list-item>
          </text:list>
        </text:list-item>
      </text:list>
      <text:p text:style-name="P22"/>
      <text:p text:style-name="P58"><text:span text:style-name="T7">Reserva para Contingências</text:span><text:span text:style-name="T10">:</text:span></text:p>
      <text:list xml:id="list4493276061783022277" text:style-name="L18">
        <text:list-item>
          <text:p text:style-name="P182"><text:span text:style-name="T10">objetiva preservar o CS de possíveis contingências ocorridas, </text:span><text:span text:style-name="T7">compensando</text:span><text:span text:style-name="T10">, em exercício futuro, a </text:span><text:span text:style-name="T7">diminuição do lucro decorrente de perda julgada provável</text:span><text:span text:style-name="T10">, cujo valor possa ser estimado;</text:span></text:p>
        </text:list-item>
        <text:list-item>
          <text:p text:style-name="P183"><text:span text:style-name="T10">em geral, para fazer frente a </text:span><text:span text:style-name="T7">perdas cíclicas</text:span><text:span text:style-name="T10">;</text:span></text:p>
        </text:list-item>
        <text:list-item>
          <text:p text:style-name="P146">Reserva para Contingências x Provisões:</text:p>
          <text:list>
            <text:list-item>
              <text:p text:style-name="P183"><text:soft-page-break/><text:span text:style-name="T10">Provisão → cobrir despesas </text:span><text:span text:style-name="T7">já incorridas</text:span><text:span text:style-name="T10">;</text:span></text:p>
            </text:list-item>
            <text:list-item>
              <text:p text:style-name="P183"><text:span text:style-name="T10">Reserva para Contingências → expectativas de perdas ou prejuízos ainda </text:span><text:span text:style-name="T7">não incorridos</text:span><text:span text:style-name="T10">.</text:span></text:p>
            </text:list-item>
          </text:list>
        </text:list-item>
      </text:list>
      <text:p text:style-name="P23"/>
      <text:p text:style-name="P35">Reserva de Incentivos Fiscais<text:span text:style-name="T15">:</text:span></text:p>
      <text:p text:style-name="P72"><text:span text:style-name="T15">Lei 6.404/76, Art. 195-A. A assembleia geral </text:span>poderá<text:span text:style-name="T15">, por proposta dos órgãos de administração, destinar para a </text:span>RIF<text:span text:style-name="T15"> a parcela do </text:span>lucro líquido<text:span text:style-name="T15"> decorrente de </text:span>doações ou subvenções governamentais<text:span text:style-name="T15"> para investimentos, que </text:span>poderá ser excluída da BC do dividendo obrigatório<text:span text:style-name="T15">.</text:span></text:p>
      <text:p text:style-name="P95"/>
      <text:p text:style-name="P93"><text:span text:style-name="T15">As </text:span>doações e subvenções<text:span text:style-name="T15"> </text:span>devem<text:span text:style-name="T15"> transitar pelo resultado como </text:span>receitas<text:span text:style-name="T15">. Permite-se que a entidade registre, em cada exercício em que reconhecer esse tipo de receita, a transferência de Lucros Acumulados para a conta de RIF o exato valor de tal receita, </text:span>de forma a não distribuir esse valor como lucros ou dividendos aos sócios<text:span text:style-name="T15">.</text:span></text:p>
      <text:p text:style-name="P96"/>
      <text:p text:style-name="P186">Os incentivos fiscais, em regra, são concedidos sob determinadas condições. Enquanto não atendidas as condições para reconhecimento de receita como subvenção na demonstração do resultado, a contrapartida da subvenção governamental registrada no ativo deve ser feita em conta específica do passivo.</text:p>
      <text:p text:style-name="P186"/>
      <text:p text:style-name="P186">Há situações em que é necessário que o valor da subvenção governamental não seja distribuído ou de qualquer forma repassado aos sócios ou acionistas, fazendo-se necessária a retençaõ, após o trânsito pela demonstração do resultado, em conta apropriada do PL, para comprovação do atendimento dessa condição. Nessas situações, tal valor, após ter sido reconhecido na demonstração do resultado, pode ser creditado à reserva própria (RIF), a partir da conta de lucros ou prejuízos acumulados.</text:p>
      <text:p text:style-name="P186"/>
      <text:p text:style-name="P186">Resumindo:</text:p>
      <text:p text:style-name="P94"><text:span text:style-name="T15">→ se </text:span><text:span text:style-name="T29">não </text:span><text:span text:style-name="T28">há condição</text:span><text:span text:style-name="T15"> para concessão do incentivo fiscal: registrar diretamente como </text:span><text:span text:style-name="T28">receita</text:span><text:span text:style-name="T15"> do exercício.</text:span></text:p>
      <text:p text:style-name="P186"/>
      <text:p text:style-name="P94"><text:span text:style-name="T15">→ se </text:span><text:span text:style-name="T26">há condição</text:span><text:span text:style-name="T15"> para concessão do incentivo fiscal: registrar como </text:span><text:span text:style-name="T26">passivo</text:span><text:span text:style-name="T15"> (e apropriar ao resultado à medida que a condição for sendo cumprida). Nesse caso, se está reconhecendo a obrigação que a empresa tem para com o ente que concedeu o benefício fiscal.</text:span></text:p>
      <text:p text:style-name="P186"/>
      <text:p text:style-name="P94"><text:span text:style-name="T15">→ se o valor do benefício </text:span><text:span text:style-name="T30">não puder ser distribuído</text:span><text:span text:style-name="T31"> </text:span><text:span text:style-name="T30">no exercício</text:span><text:span text:style-name="T15">, pode-se usar a </text:span><text:span text:style-name="T30">RIF</text:span><text:span text:style-name="T15"> (desde que passe pelo resultado do exercício).</text:span></text:p>
      <text:p text:style-name="P96"/>
      <text:p text:style-name="P87">Reserva de Retenção de Lucros<text:span text:style-name="T15">:</text:span></text:p>
      <text:list xml:id="list6848768033537499886" text:style-name="L19">
        <text:list-item>
          <text:p text:style-name="P153"><text:span text:style-name="T15">para atender a </text:span>projeto de investimento<text:span text:style-name="T15">;</text:span></text:p>
        </text:list-item>
        <text:list-item>
          <text:p text:style-name="P147">também chamada de Reserva de Lucros para Expansão;</text:p>
        </text:list-item>
        <text:list-item>
          <text:p text:style-name="P154"><text:span text:style-name="T15">pode ter duração de </text:span>até 5 exercícios<text:span text:style-name="T15">, salvo no caso de execução, por prazo maior, de projeto de investimento;</text:span></text:p>
        </text:list-item>
        <text:list-item>
          <text:p text:style-name="P148">não pode ser constituída em detrimento do pagamento do dividendo obrigatório.</text:p>
        </text:list-item>
      </text:list>
      <text:p text:style-name="P24"/>
      <text:p text:style-name="P36">Reserva de Lucros a Realizar<text:span text:style-name="T15">:</text:span></text:p>
      <text:list xml:id="list8155613726144442441" text:style-name="L20">
        <text:list-item>
          <text:p text:style-name="P155"><text:soft-page-break/>pode<text:span text:style-name="T15"> ser constituída quando </text:span>não<text:span text:style-name="T15"> existirem lucros </text:span>realizados<text:span text:style-name="T15"> suficientes para o pagamento do </text:span>dividendo obrigatório<text:span text:style-name="T15">.</text:span></text:p>
        </text:list-item>
      </text:list>
      <text:p text:style-name="P25"/>
      <text:p text:style-name="P37"><text:span text:style-name="T15">Se o </text:span>estatuto<text:span text:style-name="T15"> da entidade for </text:span>omisso<text:span text:style-name="T15"> → dividendo obrigatório = 50% x LLA</text:span></text:p>
      <text:p text:style-name="P26"/>
      <text:p text:style-name="P27">LLA = LLE – RL – RCont + Reversão RCont – RIF – REPD</text:p>
      <text:p text:style-name="P27"/>
      <text:p text:style-name="P38"><text:span text:style-name="T15">Consideram-se lucros </text:span>não realizados<text:span text:style-name="T15">:</text:span></text:p>
      <text:list xml:id="list1690901347793764906" text:style-name="L21">
        <text:list-item>
          <text:p text:style-name="P149">resultado positivo de equivalência patrimonial;</text:p>
        </text:list-item>
        <text:list-item>
          <text:p text:style-name="P149">lucro com realização financeira de longo prazo.</text:p>
        </text:list-item>
      </text:list>
      <text:p text:style-name="P28"/>
      <text:p text:style-name="P39"><text:span text:style-name="T15">Lucro </text:span>Realizado<text:span text:style-name="T15"> = LLE – Resultado positivo de EP – Lucro com realização de longo prazo</text:span></text:p>
      <text:p text:style-name="P29"/>
      <text:p text:style-name="P40">Reserva Especial de Dividendo Obrigatório Não Distribuído<text:span text:style-name="T15">:</text:span></text:p>
      <text:list xml:id="list3973183818760823096" text:style-name="L22">
        <text:list-item>
          <text:p text:style-name="P156">deve<text:span text:style-name="T15"> constituí-la quando tiver </text:span>dividendo obrigatório a distribuir<text:span text:style-name="T15">, mas </text:span>sem<text:span text:style-name="T15"> condições financeiras para seu pagamento;</text:span></text:p>
        </text:list-item>
        <text:list-item>
          <text:p text:style-name="P156"><text:span text:style-name="T15">os dividendos </text:span>deverão<text:span text:style-name="T15"> ser pagos aos acionistas assim que a situação financeira o permitir, desde que não tenham sido absorvidos por prejuízos dos exercícios seguintes.</text:span></text:p>
        </text:list-item>
      </text:list>
      <text:p text:style-name="P30"/>
      <text:p text:style-name="P40">Reserva Específica de Prêmio de Debêntures<text:span text:style-name="T15">:</text:span></text:p>
      <text:list xml:id="list398836077317595514" text:style-name="L23">
        <text:list-item>
          <text:p text:style-name="P157"><text:span text:style-name="T15">debêntures: títulos de créditos emitidos por SA’s, registrados no </text:span>PC ou PNC<text:span text:style-name="T15">, para captação de recursos que dão direito à participação nos lucros, rendem juros, correção monetária e em alguns casos podem ser convertidas em ações;</text:span></text:p>
        </text:list-item>
        <text:list-item>
          <text:p text:style-name="P157"><text:span text:style-name="T15">a entidade </text:span>deverá<text:span text:style-name="T15"> reconhecer no </text:span>PNC<text:span text:style-name="T15"> o valor do </text:span>prêmio na emissão de debêntures<text:span text:style-name="T15"> em conta do resultado do exercício pelo regime de competência e </text:span>poderá<text:span text:style-name="T15"> destinar o valor referente à parcela do LLE decorrente do prêmio na emissão de debêntures na constituição da </text:span>REPD<text:span text:style-name="T15">;</text:span></text:p>
        </text:list-item>
        <text:list-item>
          <text:p text:style-name="P150">para fins de cálculo do limite “soma das reservas de lucro não pode ultrapassar o CS”, receberá o mesmo tratamento da RIF;</text:p>
        </text:list-item>
        <text:list-item>
          <text:p text:style-name="P157"><text:span text:style-name="T15">entidade </text:span>poderá<text:span text:style-name="T15"> excluir ela da BC dos dividendos obrigatórios.</text:span></text:p>
        </text:list-item>
      </text:list>
      <text:p text:style-name="P31"/>
      <table:table table:name="Tabela2" table:style-name="Tabela2">
        <table:table-column table:style-name="Tabela2.A"/>
        <table:table-row>
          <table:table-cell table:style-name="Tabela2.A1" office:value-type="string">
            <text:p text:style-name="P111">Dividendos Propostos</text:p>
            <text:p text:style-name="P116"/>
            <text:p text:style-name="P114">1. Dividendos propostos a serem pagos, <text:span text:style-name="T12">fundamentados em obrigação estatutária</text:span> <text:span text:style-name="T12">(dividendo mínimo obrigatório – DMO)</text:span> atendem a definição de passivo. Logo, ficam registrados no <text:span text:style-name="T12">PC</text:span>.</text:p>
            <text:p text:style-name="P114"/>
            <text:p text:style-name="P114">2. Dividendos propostos pela administração <text:span text:style-name="T13">(dividendos adicionais,</text:span> <text:span text:style-name="T12">excedentes ao DMO</text:span><text:span text:style-name="T13">)</text:span>, <text:span text:style-name="T12">não </text:span>atendem à definição de passivo. Eles deverão ser contabilizados ou não, a depender da situação:</text:p>
            <text:p text:style-name="P114"/>
            <text:p text:style-name="P114">2.1. <text:span text:style-name="T12">Serão divulgados em Notas Explicativas</text:span> → se entidade declarar dividendo adicional <text:span text:style-name="T12">nos meses subsequentes</text:span> ao fechamento das demonstrações financeiras.</text:p>
            <text:p text:style-name="P114"/>
            <text:p text:style-name="P114">2.2. <text:span text:style-name="T12">Serão evidenciados nas demonstrações financeiras </text:span><text:span text:style-name="T14">(contabiliza no PL)</text:span> → se entidade declarar dividendo adicional <text:span text:style-name="T12">antes da data de fechamento das demonstrações</text:span>.</text:p>
          </table:table-cell>
        </table:table-row>
      </table:table>
      <text:p text:style-name="P31"/>
      <text:p text:style-name="P41">Lucros Acumulados<text:span text:style-name="T15">:</text:span></text:p>
      <text:list xml:id="list91735335898759374" text:style-name="L24">
        <text:list-item>
          <text:p text:style-name="P158"><text:span text:style-name="T15">somente nas </text:span>SA’s<text:span text:style-name="T15"> é que </text:span>não<text:span text:style-name="T15"> poderão ter saldo positivo (logo só poderá haver </text:span>Prejuízos Acumulados<text:span text:style-name="T15">), sendo que as demais entidades </text:span>podem<text:span text:style-name="T15"> ter essa conta com saldo positivo;</text:span></text:p>
        </text:list-item>
        <text:list-item>
          <text:p text:style-name="P158"><text:soft-page-break/><text:span text:style-name="T15">nas SA’s o saldo positivo de Lucros Acumulados </text:span>deve<text:span text:style-name="T15"> ser totalmente destinados para outras contas;</text:span></text:p>
        </text:list-item>
        <text:list-item>
          <text:p text:style-name="P158"><text:span text:style-name="T15">o </text:span>prejuízo do exercício<text:span text:style-name="T15"> será </text:span>obrigatoriamente<text:span text:style-name="T15"> absorvido na seguinte ordem:</text:span></text:p>
          <text:list>
            <text:list-item>
              <text:p text:style-name="P151">1º) Lucros Acumulados;</text:p>
            </text:list-item>
            <text:list-item>
              <text:p text:style-name="P151">2º) Reservas de Lucros;</text:p>
            </text:list-item>
            <text:list-item>
              <text:p text:style-name="P151">3º) Reserva Legal;</text:p>
            </text:list-item>
          </text:list>
        </text:list-item>
        <text:list-item>
          <text:p text:style-name="P158"><text:span text:style-name="T15">as Reservas de Capital </text:span>poderão<text:span text:style-name="T15"> ser usadas para absorver o prejuízo do exercício.</text:span></text:p>
        </text:list-item>
      </text:list>
      <text:p text:style-name="P32"/>
      <table:table table:name="Tabela3" table:style-name="Tabela3">
        <table:table-column table:style-name="Tabela3.A"/>
        <table:table-row>
          <table:table-cell table:style-name="Tabela3.A1" office:value-type="string">
            <text:p text:style-name="P112">Outras contas do PL</text:p>
            <text:p text:style-name="P112"/>
            <text:p text:style-name="P115">Geralmente as questões cobram a literalidade, logo é recomendado memorizar.</text:p>
            <text:p text:style-name="P115"/>
            <text:p text:style-name="P112">Opções Outorgadas Reconhecidas<text:span text:style-name="T15">:</text:span></text:p>
            <text:p text:style-name="P78"><text:span text:style-name="T15">Representam uma conta especial que deve ser usada nos casos em que as sociedades </text:span>negociam serviços de seus administradores e empregados<text:span text:style-name="T15">, cujo </text:span>valor de mercado<text:span text:style-name="T15"> não é facilmente obtido. Deve ser apresentada junto às </text:span>Reservas de Capital<text:span text:style-name="T15">, no PL, quando os serviços negociados tiverem como contraprestação </text:span>pagamentos baseados em ações a serem liquidados com instrumentos patrimoniais<text:span text:style-name="T15">. Caso a liquidação tenha realização prevista em </text:span>dinheiro<text:span text:style-name="T15">, o registro deve ser reconhecido no </text:span>Passivo<text:span text:style-name="T15">.</text:span></text:p>
            <text:p text:style-name="P80"/>
            <text:p text:style-name="P107">Gastos na Emissão de Ações<text:span text:style-name="T15">: não devem ser reconhecidos como despesa, mas sim como acréscimo do custo de emissão em conta retificadora do capital social.</text:span></text:p>
            <text:p text:style-name="P82">Ex.: A Cia. Acionária emitiu 10.000 novas ações, ao valor nominal de R$ 1,00. Devido às condições do mercado, as ações foram negociadas a R$ 1,50, <text:s/>à vista. Para a emissão das ações a Cia. Acionária incorreu em custos de R$ 500,00. A Cia. Acionária reconheceu um aumento de:</text:p>
            <text:p text:style-name="P82">a) CS no valor de R$ 10.000,00.</text:p>
            <text:p text:style-name="P82">b) CS no valor de R$ 9.500,00.</text:p>
            <text:p text:style-name="P82">c) CS no valor de R$ 15.000,00.</text:p>
            <text:p text:style-name="P82">d) PL no valor de R$ 15.000,00.</text:p>
            <text:p text:style-name="P82">e) Reservas de lucro no valor de R$ 5.000,00.</text:p>
            <text:p text:style-name="P82"/>
            <text:p text:style-name="P81">Caixa = Nº de ações x Valor de mercado – Custos de emissão</text:p>
            <text:p text:style-name="P81">Caixa = 10.000 x R$ 1,50 – R$ 500,00</text:p>
            <text:p text:style-name="P81">Caixa = R$ 15.000,00 – R$ 500,00</text:p>
            <text:p text:style-name="P79">Caixa = R$ 14.500,00</text:p>
            <text:p text:style-name="P81"/>
            <text:p text:style-name="P81">Ágio = Valor de mercado – Valor nominal – Custos de emissão</text:p>
            <text:p text:style-name="P81">Ágio = R$ 15.000,00 – R$ 10.000,00 – R$ 500,00</text:p>
            <text:p text:style-name="P79">Ágio = R$ 4.500,00</text:p>
            <text:p text:style-name="P81"/>
            <text:p text:style-name="P81">D – Caixa..............................R$ 14.500,00</text:p>
            <text:p text:style-name="P81">C – Ágio na emissão de ações...........R$ <text:s/>4.500,00</text:p>
            <text:p text:style-name="P81">C – Capital Social.....................R$ 10.000,00</text:p>
            <text:p text:style-name="P81"><text:soft-page-break/></text:p>
            <text:p text:style-name="P108">Ajustes Acumulados de Conversão<text:span text:style-name="T15">:</text:span></text:p>
            <text:list xml:id="list7922022086945701829" text:style-name="L25">
              <text:list-item>
                <text:p text:style-name="P187">conta transitória do PL;</text:p>
              </text:list-item>
              <text:list-item>
                <text:p text:style-name="P187">para registro das variações cambiais de investimentos em controladas, controladas em conjunto e coligadas;</text:p>
              </text:list-item>
              <text:list-item>
                <text:p text:style-name="P187">o reconhecimento no resultado dos valores registrados na conta AAC ocorrerá apenas quando da baixa do investimento;</text:p>
              </text:list-item>
              <text:list-item>
                <text:p text:style-name="P188">não<text:span text:style-name="T15"> é uma reserva;</text:span></text:p>
              </text:list-item>
              <text:list-item>
                <text:p text:style-name="P187">seu saldo deverá ser eliminado quando do cálculo do Juros sobre Capital Próprio.</text:p>
              </text:list-item>
            </text:list>
            <table:table table:name="Tabela4" table:style-name="Tabela4">
              <table:table-column table:style-name="Tabela4.A"/>
              <table:table-row>
                <table:table-cell table:style-name="Tabela4.A1" office:value-type="string">
                  <text:p text:style-name="P120">Ativo e Passivo → usar taxa de <text:span text:style-name="T12">fechamento</text:span><text:span text:style-name="T15"> da data do balanço.</text:span></text:p>
                  <text:p text:style-name="P120"><text:span text:style-name="T15">PL → usar taxa </text:span><text:span text:style-name="T12">histórica</text:span><text:span text:style-name="T15"> (taxa de conversão da data em que foi contabilizado o item no PL).</text:span></text:p>
                  <text:p text:style-name="P120"><text:span text:style-name="T15">Resultado do exercício → usar taxa da data da </text:span><text:span text:style-name="T12">transação</text:span><text:span text:style-name="T15">, aceitável também usar </text:span><text:span text:style-name="T12">taxa média</text:span><text:span text:style-name="T15">.</text:span></text:p>
                  <text:p text:style-name="P118"/>
                  <text:p text:style-name="P119">AAC = A - (P+PL)</text:p>
                </table:table-cell>
              </table:table-row>
            </table:table>
            <text:p text:style-name="P117"/>
            <text:p text:style-name="P118">Para exemplo detalhado, ver Contabilidade Introdutória, Aula 5, página 49, exercício 13.</text:p>
          </table:table-cell>
        </table:table-row>
      </table:table>
      <text:p text:style-name="P32"/>
      <text:p text:style-name="P42">Créditos de Acionistas Transação Não Recorrente<text:span text:style-name="T15"> → Passivo</text:span></text:p>
      <text:p text:style-name="P42">Créditos com Acionistas Transação Não Recorrente<text:span text:style-name="T15"> → ANC-RALP</text:span></text:p>
      <text:p text:style-name="P33"/>
      <text:p text:style-name="P42">Debêntures Conversíveis em Ações<text:span text:style-name="T15"> → PC ou PNC</text:span></text:p>
      <text:p text:style-name="P33"/>
      <text:p text:style-name="P73"><text:span text:style-name="T15">Lei 6.404/76, Art. 189. Do resultado do exercício serão deduzidos, </text:span>antes de qualquer participação<text:span text:style-name="T15">, os </text:span>prejuízos acumulados<text:span text:style-name="T15"> e a </text:span>provisão para o IR<text:span text:style-name="T15">.</text:span></text:p>
      <text:p text:style-name="P104"/>
      <text:p text:style-name="P88">Saldo existente em “Ativo Diferido” (CPC 13 c/c Lei 6.404/76)<text:span text:style-name="T15">:</text:span></text:p>
      <text:p text:style-name="P74"><text:span text:style-name="T15">O saldo existente em 31/12/2008 no ativo diferido que, pela sua natureza, não puder ser alocado a outro grupo de contas, </text:span>poderá permanecer no ativo sob essa classificação até sua completa amortização<text:span text:style-name="T15"> ou devem ser baixados no balanço de abertura, na data de transição, mediante o registro do valor contra </text:span>lucros ou prejuízos acumulados<text:span text:style-name="T15">.</text:span></text:p>
      <text:p text:style-name="P69"/>
      <table:table table:name="Tabela5" table:style-name="Tabela5">
        <table:table-column table:style-name="Tabela5.A"/>
        <table:table-row>
          <table:table-cell table:style-name="Tabela5.A1" office:value-type="string">
            <text:p text:style-name="P113">CAPITAL CIRCULANTE LÍQUIDO (CCL)</text:p>
          </table:table-cell>
        </table:table-row>
        <table:table-row>
          <table:table-cell table:style-name="Tabela5.A2" office:value-type="string">
            <text:p text:style-name="P121">CCL = AC – PC</text:p>
            <text:p text:style-name="P122"/>
            <text:p text:style-name="P122">ver questão 41 da Aula 5 para bom exemplo (pág. 91)</text:p>
          </table:table-cell>
        </table:table-row>
      </table:table>
      <text:p text:style-name="P97"/>
      <text:p text:style-name="P89"><text:span text:style-name="T15">Na </text:span>Lei 6.404/76<text:span text:style-name="T15">, o </text:span>PL<text:span text:style-name="T15"> é considerado, no BP, como integrante da coluna do </text:span>Passivo<text:span text:style-name="T15">, e se divide em CS, RC, AAP, RLuc, AemT, e PA.</text:span></text:p>
      <text:p text:style-name="P98"/>
      <text:p text:style-name="P90"><text:span text:style-name="T15">As </text:span>doações condicionadas<text:span text:style-name="T15"> somente serão reconhecidas </text:span>após o cumprimento das restrições<text:span text:style-name="T15"> que a condicionam.</text:span></text:p>
      <text:p text:style-name="P99"/>
      <text:p text:style-name="P90"><text:soft-page-break/><text:span text:style-name="T15">Na venda de </text:span>ações em tesouraria com lucro<text:span text:style-name="T15">, este </text:span>não deve ser computado no resultado<text:span text:style-name="T15">, mas será computado como uma </text:span>reserva de capital<text:span text:style-name="T15">, visto que sua natureza é similar à do </text:span>ágio na emissão de ações<text:span text:style-name="T15">.</text:span></text:p>
      <text:p text:style-name="P99"/>
      <text:p text:style-name="P91"><text:span text:style-name="T15">São classificadas como </text:span>reservas de capital<text:span text:style-name="T15"> as contas que registrarem:</text:span></text:p>
      <text:p text:style-name="P77">a) a contribuição do subscritor de ações que ultrapassar o valor nominal e a parte do preço de emissão das ações sem valor nominal que ultrapassar a importância destinada à formação do capital social, inclusive nos casos de conversão em ações de debêntures ou partes beneficiárias;</text:p>
      <text:p text:style-name="P77">b) o produto da alienação de partes beneficiárias e bônus de subscrição;</text:p>
      <text:list xml:id="list1119340837602580207" text:style-name="L26">
        <text:list-item>
          <text:p text:style-name="P184">partes beneficiárias<text:span text:style-name="T15"> são valores mobiliários emitidos por SA’s de capital </text:span>fechado<text:span text:style-name="T15"> sem valor nominal, com a finalidade de captar recursos por um </text:span>prazo máximo de 10 anos<text:span text:style-name="T15">. Dão o direito ao seu titular de participação </text:span>no máximo em 10% dos lucros<text:span text:style-name="T15">;</text:span></text:p>
        </text:list-item>
        <text:list-item>
          <text:p text:style-name="P184">bônus de subscrição<text:span text:style-name="T15"> são valores mobiliários emitidos no limite do CS autorizado no estatuto por SA’s que conferem aos seus titulares o direito de preferência na subscrição das ações da empresa, dentro de um prazo preestabelecido e por um preço prefixado.</text:span></text:p>
        </text:list-item>
      </text:list>
      <text:p text:style-name="P60"/>
      <text:p text:style-name="P43"><text:span text:style-name="T15">Como podem ser </text:span>usadas as reservas de capital<text:span text:style-name="T15">?</text:span></text:p>
      <text:p text:style-name="P75"><text:span text:style-name="T15">Art. 200. As RC’</text:span><text:span text:style-name="T16">s</text:span><text:span text:style-name="T15"> somente poderão ser usadas para:</text:span></text:p>
      <text:p text:style-name="P75"><text:span text:style-name="T15">I – </text:span>absorção de prejuízos<text:span text:style-name="T15"> que ultrapassem os LA’s e as RLuc’s;</text:span></text:p>
      <text:p text:style-name="P75"><text:span text:style-name="T15">II – </text:span>resgate, reembolso ou compra de ações<text:span text:style-name="T15">;</text:span></text:p>
      <text:p text:style-name="P75"><text:span text:style-name="T15">III – </text:span>resgate de partes beneficiárias<text:span text:style-name="T15">;</text:span></text:p>
      <text:p text:style-name="P75"><text:span text:style-name="T15">IV – </text:span>incorporação ao CS<text:span text:style-name="T15">;</text:span></text:p>
      <text:p text:style-name="P75"><text:span text:style-name="T15">V – </text:span>pagamento de dividendo a ações preferenciais<text:span text:style-name="T15">, quando essa vantagem lhes for assegurada.</text:span></text:p>
      <text:p text:style-name="P70">Parágrafo único. A reserva constituída com o produto da venda de partes beneficiárias poderá ser destinada ao resgate desses títulos.</text:p>
      <text:p text:style-name="P105"/>
      <text:p text:style-name="P92"><text:span text:style-name="T15">As </text:span>doações e subvenções para investimento<text:span text:style-name="T15"> e os </text:span>prêmios na emissão de debêntures<text:span text:style-name="T15"> </text:span>NÃO<text:span text:style-name="T15"> são mais classificados como RC’s. Atualmente, devemos registrar como </text:span>receita do exercício<text:span text:style-name="T15">.</text:span></text:p>
      <text:p text:style-name="P100"/>
      <text:p text:style-name="P101">Decorar:</text:p>
      <text:p text:style-name="P76"><text:span text:style-name="T15">Lei 6.404/76, Art. 176, §5º As </text:span>notas explicativas<text:span text:style-name="T15"> devem:</text:span></text:p>
      <text:p text:style-name="P71">I – apresentar informações sobre a base de preparação das demonstrações financeiras e das práticas contábeis específicas selecionadas e aplicadas para negócios e eventos significativos;</text:p>
      <text:p text:style-name="P71">II – divulgar as informações exigidas pelas práticas contábeis adotadas no Brasil que não estejam apresentadas em nenhuma outra parte das demonstrações financeiras;</text:p>
      <text:p text:style-name="P71">III – fornecer informações adicionais não indicadas nas próprias demonstrações financeiras e consideradas necessárias para uma apresentação adequada; e</text:p>
      <text:p text:style-name="P71">IV – indicar:</text:p>
      <text:p text:style-name="P123">a) os principais critérios de avaliação dos elementos patrimoniais, especialmente estoques, dos cálculos de <text:soft-page-break/>depreciação, amortização e exaustão, de constituição de provisões para encargos ou riscos, e dos ajustes para atender a perdas prováveis na realização de elementos do ativo;</text:p>
      <text:p text:style-name="P124">b) os investimentos em outras sociedades, quando relevantes;</text:p>
      <text:p text:style-name="P123">c) o aumento de valor de elementos do ativo resultante de novas avaliações;</text:p>
      <text:p text:style-name="P123">d) os ônus reais constituídos sobre elementos do ativo, as garantias prestadas a terceiros e outras responsabilidades eventuais ou contingentes;</text:p>
      <text:p text:style-name="P123">e) a taxa de juros, as datas de vencimento e as garantias das obrigações a longo prazo;</text:p>
      <text:p text:style-name="P123">f) o número, espécies e classes das ações do capital social;</text:p>
      <text:p text:style-name="P124">g) as opções de compra de ações outorgadas e exercidas no exercício;</text:p>
      <text:p text:style-name="P124">h) os ajustes de exercícios anteriores;</text:p>
      <text:p text:style-name="P124">i) os eventos subsequentes à data de encerramento do exercício que tenham, ou possam vir a ter, efeito relevante sobre a situação financeira e os resultados futuros da companhia.</text:p>
      <text:p text:style-name="P106"/>
      <text:p text:style-name="P102">CPC – 25: O passivo pode ser divido em:</text:p>
      <text:list xml:id="list6795716098073587389" text:style-name="L27">
        <text:list-item>
          <text:p text:style-name="P159">passivos em geral<text:span text:style-name="T15"> (contas a pagar): são passivos a pagar por conta de bens ou serviços fornecidos ou recebidos e que tenham sido faturados ou formalmente acordados com o fornecedor;</text:span></text:p>
        </text:list-item>
        <text:list-item>
          <text:p text:style-name="P159">passivos derivados de apropriações por competência (<text:span text:style-name="T24">accruals</text:span>)<text:span text:style-name="T15">: são passivos a pagar por bens ou serviços fornecidos ou recebidos, mas que não tenham sido pagos, faturados ou formalmente acordados com o fornecedor, incluindo valores devidos a empregados (ex.: valores relacionados com pagamento de férias). Embora algumas vezes seja necessário estimar o valor ou prazo desses passivos, a incerteza é geralmente muito menor do que nas provisões;</text:span></text:p>
        </text:list-item>
        <text:list-item>
          <text:p text:style-name="P159">provisões<text:span text:style-name="T15">: passivo de prazo ou de valor incertos.</text:span></text:p>
        </text:list-item>
      </text:list>
      <text:p text:style-name="P34"/>
      <text:p text:style-name="P44"><text:span text:style-name="T15">Há também os passivos contingentes, os quais </text:span>não são reconhecidos como passivo no BP<text:span text:style-name="T15">.</text:span></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32ec" officeooo:paragraph-rsid="000832e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5 – Demonstrações contábeis: aspectos gerais. Balanço patrimonial: obrigatoriedade e apresentação. Conteúdo dos grupos e subgrup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3:57:54.606115899</meta:creation-date>
    <dc:date>2018-03-13T15:58:54.927388336</dc:date>
    <meta:editing-duration>PT16H18M12S</meta:editing-duration>
    <meta:editing-cycles>68</meta:editing-cycles>
    <meta:generator>LibreOffice/5.2.7.2$Linux_X86_64 LibreOffice_project/20m0$Build-2</meta:generator>
    <meta:document-statistic meta:table-count="5" meta:image-count="0" meta:object-count="0" meta:page-count="11" meta:paragraph-count="268" meta:word-count="3651" meta:character-count="23095" meta:non-whitespace-character-count="19792"/>
  </office:meta>
</office:document-meta>
</file>